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3" style:family="table">
      <style:table-properties style:width="6.925in" table:align="margins" fo:keep-with-next="alway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5521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fo:keep-with-next="alway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925in" table:align="margins" fo:keep-with-next="alway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6.925in" table:align="margins" fo:keep-with-next="alway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 fo:keep-with-next="alway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9" style:family="table">
      <style:table-properties style:width="6.925in" table:align="margins" fo:keep-with-next="alway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5in" table:align="margins" fo:keep-with-next="alway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none"/>
    </style:style>
    <style:style style:name="Table8" style:family="table">
      <style:table-properties style:width="6.925in" table:align="margins" fo:keep-with-next="alway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P1" style:family="paragraph" style:parent-style-name="Header">
      <style:text-properties officeooo:rsid="004bc461" officeooo:paragraph-rsid="004bc461"/>
    </style:style>
    <style:style style:name="P2" style:family="paragraph" style:parent-style-name="Footer">
      <style:text-properties officeooo:rsid="004d8862" officeooo:paragraph-rsid="004d8862"/>
    </style:style>
    <style:style style:name="P3" style:family="paragraph" style:parent-style-name="Standard">
      <style:text-properties officeooo:rsid="001ff6c4" officeooo:paragraph-rsid="001ff6c4"/>
    </style:style>
    <style:style style:name="P4" style:family="paragraph" style:parent-style-name="Standard">
      <style:text-properties officeooo:paragraph-rsid="001ff6c4"/>
    </style:style>
    <style:style style:name="P5" style:family="paragraph" style:parent-style-name="Standard">
      <style:text-properties officeooo:paragraph-rsid="0021c4ec"/>
    </style:style>
    <style:style style:name="P6" style:family="paragraph" style:parent-style-name="Standard">
      <style:text-properties officeooo:paragraph-rsid="0151bef8"/>
    </style:style>
    <style:style style:name="P7" style:family="paragraph" style:parent-style-name="Standard">
      <style:text-properties officeooo:rsid="00262efa" officeooo:paragraph-rsid="00262efa"/>
    </style:style>
    <style:style style:name="P8" style:family="paragraph" style:parent-style-name="Standard">
      <style:text-properties officeooo:rsid="00262efa" officeooo:paragraph-rsid="00c3172b"/>
    </style:style>
    <style:style style:name="P9" style:family="paragraph" style:parent-style-name="Standard">
      <style:text-properties officeooo:rsid="00262efa" officeooo:paragraph-rsid="017dd2d8"/>
    </style:style>
    <style:style style:name="P10" style:family="paragraph" style:parent-style-name="Standard">
      <style:text-properties officeooo:rsid="0027044f" officeooo:paragraph-rsid="0027044f"/>
    </style:style>
    <style:style style:name="P11" style:family="paragraph" style:parent-style-name="Standard">
      <style:text-properties officeooo:rsid="003ebbd9" officeooo:paragraph-rsid="003ebbd9"/>
    </style:style>
    <style:style style:name="P12" style:family="paragraph" style:parent-style-name="Standard">
      <style:text-properties officeooo:rsid="00407e2d" officeooo:paragraph-rsid="00407e2d"/>
    </style:style>
    <style:style style:name="P13" style:family="paragraph" style:parent-style-name="Standard">
      <style:text-properties officeooo:rsid="00407e2d" officeooo:paragraph-rsid="0057d8f3"/>
    </style:style>
    <style:style style:name="P14" style:family="paragraph" style:parent-style-name="Standard">
      <style:text-properties fo:font-style="normal" officeooo:rsid="00598554" officeooo:paragraph-rsid="00598554" style:font-style-asian="normal" style:font-style-complex="normal"/>
    </style:style>
    <style:style style:name="P15" style:family="paragraph" style:parent-style-name="Standard">
      <style:text-properties fo:font-style="normal" officeooo:rsid="007ed070" officeooo:paragraph-rsid="00875c46" style:font-style-asian="normal" style:font-style-complex="normal"/>
    </style:style>
    <style:style style:name="P16" style:family="paragraph" style:parent-style-name="Standard">
      <style:text-properties fo:font-style="normal" officeooo:rsid="007ed070" officeooo:paragraph-rsid="00bb8b8f" style:font-style-asian="normal" style:font-style-complex="normal"/>
    </style:style>
    <style:style style:name="P17" style:family="paragraph" style:parent-style-name="Standard">
      <style:text-properties fo:font-style="normal" officeooo:rsid="007ed070" officeooo:paragraph-rsid="00d8e690" style:font-style-asian="normal" style:font-style-complex="normal"/>
    </style:style>
    <style:style style:name="P18" style:family="paragraph" style:parent-style-name="Standard">
      <style:text-properties fo:font-style="normal" officeooo:rsid="007ed070" officeooo:paragraph-rsid="016afc58" style:font-style-asian="normal" style:font-style-complex="normal"/>
    </style:style>
    <style:style style:name="P19" style:family="paragraph" style:parent-style-name="Standard">
      <style:text-properties fo:font-style="normal" officeooo:rsid="007ed070" officeooo:paragraph-rsid="01318cc8" style:font-style-asian="normal" style:font-style-complex="normal"/>
    </style:style>
    <style:style style:name="P20" style:family="paragraph" style:parent-style-name="Standard">
      <style:text-properties fo:font-style="normal" officeooo:rsid="008a1720" officeooo:paragraph-rsid="008a1720" style:font-style-asian="normal" style:font-style-complex="normal"/>
    </style:style>
    <style:style style:name="P21" style:family="paragraph" style:parent-style-name="Standard">
      <style:text-properties fo:font-style="normal" officeooo:rsid="008a1720" officeooo:paragraph-rsid="00da641d" style:font-style-asian="normal" style:font-style-complex="normal"/>
    </style:style>
    <style:style style:name="P22" style:family="paragraph" style:parent-style-name="Standard">
      <style:text-properties fo:font-style="normal" officeooo:rsid="008c1a28" officeooo:paragraph-rsid="008c1a28" style:font-style-asian="normal" style:font-style-complex="normal"/>
    </style:style>
    <style:style style:name="P23" style:family="paragraph" style:parent-style-name="Standard">
      <style:text-properties fo:font-style="normal" officeooo:rsid="008c1a28" officeooo:paragraph-rsid="00bd9cac" style:font-style-asian="normal" style:font-style-complex="normal"/>
    </style:style>
    <style:style style:name="P24" style:family="paragraph" style:parent-style-name="Standard">
      <style:text-properties fo:font-style="normal" officeooo:rsid="008c1a28" officeooo:paragraph-rsid="00bffbdc" style:font-style-asian="normal" style:font-style-complex="normal"/>
    </style:style>
    <style:style style:name="P25" style:family="paragraph" style:parent-style-name="Standard">
      <style:text-properties fo:font-style="normal" officeooo:rsid="008c1a28" officeooo:paragraph-rsid="00d8e690" style:font-style-asian="normal" style:font-style-complex="normal"/>
    </style:style>
    <style:style style:name="P26" style:family="paragraph" style:parent-style-name="Standard">
      <style:text-properties fo:font-style="normal" officeooo:rsid="0092ad71" officeooo:paragraph-rsid="0092ad71" style:font-style-asian="normal" style:font-style-complex="normal"/>
    </style:style>
    <style:style style:name="P27" style:family="paragraph" style:parent-style-name="Standard">
      <style:text-properties fo:font-style="normal" officeooo:rsid="0097fca4" officeooo:paragraph-rsid="0097fca4" style:font-style-asian="normal" style:font-style-complex="normal"/>
    </style:style>
    <style:style style:name="P28" style:family="paragraph" style:parent-style-name="Standard">
      <style:text-properties fo:font-style="normal" officeooo:rsid="00b25bc4" officeooo:paragraph-rsid="00c3172b" style:font-style-asian="normal" style:font-style-complex="normal"/>
    </style:style>
    <style:style style:name="P29" style:family="paragraph" style:parent-style-name="Standard">
      <style:text-properties fo:font-style="normal" officeooo:rsid="00bcef5f" officeooo:paragraph-rsid="00bd9cac" style:font-style-asian="normal" style:font-style-complex="normal"/>
    </style:style>
    <style:style style:name="P30" style:family="paragraph" style:parent-style-name="Standard">
      <style:text-properties fo:font-style="normal" officeooo:rsid="00d1d55d" officeooo:paragraph-rsid="00d1d55d" style:font-style-asian="normal" style:font-style-complex="normal"/>
    </style:style>
    <style:style style:name="P31" style:family="paragraph" style:parent-style-name="Standard">
      <style:text-properties fo:font-style="normal" officeooo:rsid="00e59a5d" officeooo:paragraph-rsid="00e59a5d" style:font-style-asian="normal" style:font-style-complex="normal"/>
    </style:style>
    <style:style style:name="P32" style:family="paragraph" style:parent-style-name="Standard">
      <style:text-properties fo:font-style="normal" officeooo:rsid="009d8109" officeooo:paragraph-rsid="009d8109" style:font-style-asian="normal" style:font-style-complex="normal"/>
    </style:style>
    <style:style style:name="P33" style:family="paragraph" style:parent-style-name="Standard">
      <style:text-properties fo:font-style="normal" officeooo:rsid="0170426f" officeooo:paragraph-rsid="0170426f" style:font-style-asian="normal" style:font-style-complex="normal"/>
    </style:style>
    <style:style style:name="P34" style:family="paragraph" style:parent-style-name="Standard">
      <style:text-properties fo:font-style="normal" officeooo:rsid="017dd2d8" officeooo:paragraph-rsid="017dd2d8" style:font-style-asian="normal" style:font-style-complex="normal"/>
    </style:style>
    <style:style style:name="P35" style:family="paragraph" style:parent-style-name="Standard">
      <style:text-properties fo:font-style="normal" officeooo:rsid="0188fb85" officeooo:paragraph-rsid="019033f8" style:font-style-asian="normal" style:font-style-complex="normal"/>
    </style:style>
    <style:style style:name="P36" style:family="paragraph" style:parent-style-name="Standard">
      <style:text-properties fo:font-style="normal" officeooo:rsid="01b23351" officeooo:paragraph-rsid="01b23351" style:font-style-asian="normal" style:font-style-complex="normal"/>
    </style:style>
    <style:style style:name="P37" style:family="paragraph" style:parent-style-name="Standard">
      <style:text-properties fo:font-style="normal" officeooo:rsid="01741e5f" officeooo:paragraph-rsid="01741e5f" style:font-style-asian="normal" style:font-style-complex="normal"/>
    </style:style>
    <style:style style:name="P38" style:family="paragraph" style:parent-style-name="Standard">
      <style:text-properties fo:font-style="normal" officeooo:rsid="01bd9ef5" officeooo:paragraph-rsid="01bd9ef5" style:font-style-asian="normal" style:font-style-complex="normal"/>
    </style:style>
    <style:style style:name="P39" style:family="paragraph" style:parent-style-name="Standard">
      <style:text-properties fo:font-style="normal" officeooo:rsid="00407e2d" officeooo:paragraph-rsid="01059efb" fo:background-color="#ffff00" style:font-style-asian="normal" style:font-style-complex="normal"/>
    </style:style>
    <style:style style:name="P40" style:family="paragraph" style:parent-style-name="Standard">
      <style:text-properties officeooo:paragraph-rsid="00875c46"/>
    </style:style>
    <style:style style:name="P41" style:family="paragraph" style:parent-style-name="Standard">
      <style:text-properties officeooo:paragraph-rsid="00262efa"/>
    </style:style>
    <style:style style:name="P42" style:family="paragraph" style:parent-style-name="Standard">
      <style:text-properties officeooo:paragraph-rsid="00bb8b8f"/>
    </style:style>
    <style:style style:name="P43" style:family="paragraph" style:parent-style-name="Standard">
      <style:text-properties officeooo:paragraph-rsid="00d8e690"/>
    </style:style>
    <style:style style:name="P44" style:family="paragraph" style:parent-style-name="Standard">
      <style:text-properties officeooo:paragraph-rsid="01544c68"/>
    </style:style>
    <style:style style:name="P45" style:family="paragraph" style:parent-style-name="Standard">
      <style:text-properties fo:font-style="italic" fo:font-weight="bold" officeooo:rsid="019033f8" officeooo:paragraph-rsid="019033f8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weight="normal" officeooo:rsid="01614b7f" officeooo:paragraph-rsid="01600197" style:font-weight-asian="normal" style:font-weight-complex="normal"/>
    </style:style>
    <style:style style:name="P47" style:family="paragraph" style:parent-style-name="Standard">
      <loext:graphic-properties draw:fill="none"/>
      <style:paragraph-properties fo:background-color="transparent" fo:keep-with-next="always" style:writing-mode="page"/>
      <style:text-properties fo:font-style="normal" officeooo:rsid="0097fca4" officeooo:paragraph-rsid="0097fca4" style:font-style-asian="normal" style:font-style-complex="normal"/>
    </style:style>
    <style:style style:name="P48" style:family="paragraph" style:parent-style-name="Standard">
      <style:paragraph-properties fo:keep-with-next="always" style:writing-mode="page"/>
      <style:text-properties fo:font-style="normal" officeooo:rsid="008c1a28" officeooo:paragraph-rsid="00d8e690" style:font-style-asian="normal" style:font-style-complex="normal"/>
    </style:style>
    <style:style style:name="P49" style:family="paragraph" style:parent-style-name="Table">
      <style:paragraph-properties fo:keep-with-next="always"/>
      <style:text-properties officeooo:paragraph-rsid="0057d8f3"/>
    </style:style>
    <style:style style:name="P50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20%" fo:text-indent="-0.3752in" style:auto-text-indent="false" style:page-number="auto" fo:background-color="transparent"/>
      <style:text-properties officeooo:rsid="00cbc9df" officeooo:paragraph-rsid="00cbc9df"/>
    </style:style>
    <style:style style:name="P51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20%" fo:text-indent="-0.3752in" style:auto-text-indent="false" fo:background-color="transparent"/>
      <style:text-properties officeooo:rsid="00cbc9df" officeooo:paragraph-rsid="00cbc9df"/>
    </style:style>
    <style:style style:name="P52" style:family="paragraph" style:parent-style-name="Command_20_Line">
      <style:text-properties officeooo:paragraph-rsid="0021c4ec"/>
    </style:style>
    <style:style style:name="P53" style:family="paragraph" style:parent-style-name="Command_20_Line">
      <style:text-properties officeooo:rsid="003ebbd9" officeooo:paragraph-rsid="00869f18"/>
    </style:style>
    <style:style style:name="P54" style:family="paragraph" style:parent-style-name="Command_20_Line">
      <style:text-properties officeooo:rsid="005a8fda" officeooo:paragraph-rsid="005a8fda"/>
    </style:style>
    <style:style style:name="P55" style:family="paragraph" style:parent-style-name="Command_20_Line">
      <style:text-properties fo:font-style="italic" officeooo:rsid="005a8fda" officeooo:paragraph-rsid="005a8fda" style:font-style-asian="italic" style:font-style-complex="italic"/>
    </style:style>
    <style:style style:name="P56" style:family="paragraph" style:parent-style-name="Command_20_Line">
      <style:text-properties officeooo:paragraph-rsid="00869f18"/>
    </style:style>
    <style:style style:name="P57" style:family="paragraph" style:parent-style-name="Command_20_Line">
      <style:text-properties fo:font-style="normal" officeooo:rsid="0021c4ec" officeooo:paragraph-rsid="008a1720" style:font-style-asian="normal" style:font-style-complex="normal"/>
    </style:style>
    <style:style style:name="P58" style:family="paragraph" style:parent-style-name="Command_20_Line">
      <style:text-properties fo:font-style="normal" officeooo:rsid="0021c4ec" officeooo:paragraph-rsid="00da641d" style:font-style-asian="normal" style:font-style-complex="normal"/>
    </style:style>
    <style:style style:name="P59" style:family="paragraph" style:parent-style-name="Command_20_Line">
      <style:text-properties fo:font-style="normal" officeooo:rsid="0170426f" officeooo:paragraph-rsid="01727477" style:font-style-asian="normal" style:font-style-complex="normal"/>
    </style:style>
    <style:style style:name="P60" style:family="paragraph" style:parent-style-name="Command_20_Line">
      <style:text-properties fo:font-style="normal" officeooo:rsid="0170426f" officeooo:paragraph-rsid="01741e5f" style:font-style-asian="normal" style:font-style-complex="normal"/>
    </style:style>
    <style:style style:name="P61" style:family="paragraph" style:parent-style-name="Command_20_Line">
      <style:text-properties fo:font-style="normal" officeooo:rsid="01759c8c" officeooo:paragraph-rsid="01759c8c" style:font-style-asian="normal" style:font-style-complex="normal"/>
    </style:style>
    <style:style style:name="P62" style:family="paragraph" style:parent-style-name="Command_20_Line">
      <style:text-properties fo:font-style="normal" officeooo:rsid="0178acd6" officeooo:paragraph-rsid="0178acd6" style:font-style-asian="normal" style:font-style-complex="normal"/>
    </style:style>
    <style:style style:name="P63" style:family="paragraph" style:parent-style-name="Command_20_Line">
      <style:text-properties fo:font-style="normal" officeooo:rsid="0179c326" officeooo:paragraph-rsid="0179c326" style:font-style-asian="normal" style:font-style-complex="normal"/>
    </style:style>
    <style:style style:name="P64" style:family="paragraph" style:parent-style-name="Command_20_Line">
      <style:text-properties officeooo:rsid="00a7263c" officeooo:paragraph-rsid="00a7263c"/>
    </style:style>
    <style:style style:name="P65" style:family="paragraph" style:parent-style-name="Command_20_Line">
      <style:text-properties officeooo:paragraph-rsid="00a7263c"/>
    </style:style>
    <style:style style:name="P66" style:family="paragraph" style:parent-style-name="Command_20_Line">
      <style:text-properties officeooo:paragraph-rsid="0151bef8"/>
    </style:style>
    <style:style style:name="P67" style:family="paragraph" style:parent-style-name="Command_20_Line">
      <style:text-properties officeooo:rsid="0021c4ec" officeooo:paragraph-rsid="0021c4ec"/>
    </style:style>
    <style:style style:name="P68" style:family="paragraph" style:parent-style-name="Command_20_Line">
      <style:text-properties officeooo:rsid="0021c4ec" officeooo:paragraph-rsid="00875c46"/>
    </style:style>
    <style:style style:name="P69" style:family="paragraph" style:parent-style-name="Command_20_Line">
      <style:text-properties officeooo:rsid="0021c4ec" officeooo:paragraph-rsid="00bb8b8f"/>
    </style:style>
    <style:style style:name="P70" style:family="paragraph" style:parent-style-name="Command_20_Line">
      <style:text-properties officeooo:rsid="0021c4ec" officeooo:paragraph-rsid="00d8e690"/>
    </style:style>
    <style:style style:name="P71" style:family="paragraph" style:parent-style-name="Command_20_Line">
      <style:text-properties officeooo:paragraph-rsid="016afc58"/>
    </style:style>
    <style:style style:name="P72" style:family="paragraph" style:parent-style-name="Command_20_Line">
      <style:text-properties officeooo:rsid="015983af" officeooo:paragraph-rsid="019de2df"/>
    </style:style>
    <style:style style:name="P73" style:family="paragraph" style:parent-style-name="Command_20_Line">
      <style:text-properties fo:font-weight="normal" officeooo:rsid="019de2df" officeooo:paragraph-rsid="019de2df" style:font-weight-asian="normal" style:font-weight-complex="normal"/>
    </style:style>
    <style:style style:name="P74" style:family="paragraph" style:parent-style-name="Command_20_Line">
      <style:text-properties fo:font-weight="normal" officeooo:rsid="019de2df" officeooo:paragraph-rsid="01a02cc2" style:font-weight-asian="normal" style:font-weight-complex="normal"/>
    </style:style>
    <style:style style:name="P75" style:family="paragraph" style:parent-style-name="Command_20_Line">
      <style:text-properties officeooo:rsid="01bfd605" officeooo:paragraph-rsid="01bfd605"/>
    </style:style>
    <style:style style:name="P76" style:family="paragraph" style:parent-style-name="Command_20_Line">
      <style:text-properties officeooo:rsid="01c0c844" officeooo:paragraph-rsid="01c0c844"/>
    </style:style>
    <style:style style:name="P77" style:family="paragraph" style:parent-style-name="Listing">
      <style:text-properties officeooo:paragraph-rsid="00bd9cac"/>
    </style:style>
    <style:style style:name="P78" style:family="paragraph" style:parent-style-name="Listing">
      <style:text-properties officeooo:paragraph-rsid="00bffbdc"/>
    </style:style>
    <style:style style:name="P79" style:family="paragraph" style:parent-style-name="Listing">
      <style:text-properties officeooo:paragraph-rsid="00c3172b"/>
    </style:style>
    <style:style style:name="P80" style:family="paragraph" style:parent-style-name="Listing">
      <style:text-properties officeooo:paragraph-rsid="00d8e690"/>
    </style:style>
    <style:style style:name="P81" style:family="paragraph" style:parent-style-name="Listing">
      <style:text-properties officeooo:paragraph-rsid="017dd2d8"/>
    </style:style>
    <style:style style:name="P82" style:family="paragraph" style:parent-style-name="Source_20_Code">
      <style:text-properties officeooo:rsid="0027e9b1" officeooo:paragraph-rsid="008aee7a"/>
    </style:style>
    <style:style style:name="P83" style:family="paragraph" style:parent-style-name="Source_20_Code">
      <style:text-properties officeooo:rsid="0027e9b1" officeooo:paragraph-rsid="00c3172b"/>
    </style:style>
    <style:style style:name="P84" style:family="paragraph" style:parent-style-name="Source_20_Code">
      <style:text-properties officeooo:rsid="002e64ca" officeooo:paragraph-rsid="008aee7a"/>
    </style:style>
    <style:style style:name="P85" style:family="paragraph" style:parent-style-name="Source_20_Code">
      <style:text-properties officeooo:rsid="002e64ca" officeooo:paragraph-rsid="00c3172b"/>
    </style:style>
    <style:style style:name="P86" style:family="paragraph" style:parent-style-name="Source_20_Code">
      <style:text-properties officeooo:rsid="002ff3cd" officeooo:paragraph-rsid="008aee7a"/>
    </style:style>
    <style:style style:name="P87" style:family="paragraph" style:parent-style-name="Source_20_Code">
      <style:text-properties officeooo:rsid="002ff3cd" officeooo:paragraph-rsid="00c3172b"/>
    </style:style>
    <style:style style:name="P88" style:family="paragraph" style:parent-style-name="Source_20_Code">
      <style:text-properties officeooo:rsid="00302c45" officeooo:paragraph-rsid="008aee7a"/>
    </style:style>
    <style:style style:name="P89" style:family="paragraph" style:parent-style-name="Source_20_Code">
      <style:text-properties officeooo:rsid="00302c45" officeooo:paragraph-rsid="00c3172b"/>
    </style:style>
    <style:style style:name="P90" style:family="paragraph" style:parent-style-name="Source_20_Code">
      <style:text-properties officeooo:paragraph-rsid="008aee7a"/>
    </style:style>
    <style:style style:name="P91" style:family="paragraph" style:parent-style-name="Source_20_Code">
      <style:text-properties officeooo:rsid="008c1a28" officeooo:paragraph-rsid="008c1a28"/>
    </style:style>
    <style:style style:name="P92" style:family="paragraph" style:parent-style-name="Source_20_Code">
      <style:text-properties officeooo:rsid="00bd9cac" officeooo:paragraph-rsid="00bd9cac"/>
    </style:style>
    <style:style style:name="P93" style:family="paragraph" style:parent-style-name="Source_20_Code">
      <style:text-properties officeooo:rsid="00bd9cac" officeooo:paragraph-rsid="00bffbdc"/>
    </style:style>
    <style:style style:name="P94" style:family="paragraph" style:parent-style-name="Source_20_Code">
      <style:text-properties officeooo:rsid="00bd9cac" officeooo:paragraph-rsid="00d8e690"/>
    </style:style>
    <style:style style:name="P95" style:family="paragraph" style:parent-style-name="Source_20_Code">
      <style:text-properties officeooo:rsid="00c144e8" officeooo:paragraph-rsid="00c144e8"/>
    </style:style>
    <style:style style:name="P96" style:family="paragraph" style:parent-style-name="Source_20_Code">
      <style:text-properties officeooo:rsid="00c144e8" officeooo:paragraph-rsid="00d8e690"/>
    </style:style>
    <style:style style:name="P97" style:family="paragraph" style:parent-style-name="Source_20_Code">
      <style:text-properties officeooo:paragraph-rsid="00c3172b"/>
    </style:style>
    <style:style style:name="P98" style:family="paragraph" style:parent-style-name="Source_20_Code">
      <style:text-properties officeooo:rsid="00c3172b" officeooo:paragraph-rsid="00c3172b"/>
    </style:style>
    <style:style style:name="P99" style:family="paragraph" style:parent-style-name="Source_20_Code">
      <style:text-properties officeooo:rsid="00ddea0e" officeooo:paragraph-rsid="00ddea0e"/>
    </style:style>
    <style:style style:name="P100" style:family="paragraph" style:parent-style-name="Source_20_Code">
      <style:text-properties fo:font-style="italic" officeooo:rsid="00ed173c" officeooo:paragraph-rsid="00ed173c" style:font-style-asian="italic" style:font-style-complex="italic"/>
    </style:style>
    <style:style style:name="P101" style:family="paragraph" style:parent-style-name="Source_20_Code">
      <style:text-properties fo:font-style="italic" officeooo:rsid="00f3dd7b" officeooo:paragraph-rsid="00f3dd7b" style:font-style-asian="italic" style:font-style-complex="italic"/>
    </style:style>
    <style:style style:name="P102" style:family="paragraph" style:parent-style-name="Source_20_Code">
      <style:text-properties fo:font-style="italic" officeooo:rsid="00bd9cac" officeooo:paragraph-rsid="00d8e690" style:font-style-asian="italic" style:font-style-complex="italic"/>
    </style:style>
    <style:style style:name="P103" style:family="paragraph" style:parent-style-name="Source_20_Code">
      <style:text-properties fo:font-style="italic" officeooo:rsid="00bd9cac" officeooo:paragraph-rsid="00bffbdc" style:font-style-asian="italic" style:font-style-complex="italic"/>
    </style:style>
    <style:style style:name="P104" style:family="paragraph" style:parent-style-name="Source_20_Code">
      <style:text-properties fo:font-style="italic" officeooo:rsid="00bd9cac" officeooo:paragraph-rsid="00bd9cac" style:font-style-asian="italic" style:font-style-complex="italic"/>
    </style:style>
    <style:style style:name="P105" style:family="paragraph" style:parent-style-name="Source_20_Code">
      <style:text-properties officeooo:rsid="00262efa" officeooo:paragraph-rsid="008aee7a"/>
    </style:style>
    <style:style style:name="P106" style:family="paragraph" style:parent-style-name="Source_20_Code">
      <style:text-properties officeooo:rsid="00262efa" officeooo:paragraph-rsid="00c3172b"/>
    </style:style>
    <style:style style:name="P107" style:family="paragraph" style:parent-style-name="Source_20_Code">
      <style:text-properties officeooo:rsid="017eb9fc" officeooo:paragraph-rsid="017eb9fc"/>
    </style:style>
    <style:style style:name="P108" style:family="paragraph" style:parent-style-name="Source_20_Code">
      <style:text-properties officeooo:rsid="017eb9fc" officeooo:paragraph-rsid="01802f64"/>
    </style:style>
    <style:style style:name="P109" style:family="paragraph" style:parent-style-name="Table_20_Contents">
      <style:text-properties fo:font-style="italic" fo:font-weight="bold" officeooo:rsid="0054753d" officeooo:paragraph-rsid="0057d8f3" style:font-style-asian="italic" style:font-weight-asian="bold" style:font-style-complex="italic" style:font-weight-complex="bold"/>
    </style:style>
    <style:style style:name="P110" style:family="paragraph" style:parent-style-name="Table_20_Contents">
      <style:text-properties fo:font-style="italic" fo:font-weight="bold" officeooo:rsid="005f5329" officeooo:paragraph-rsid="005f5329" style:font-style-asian="italic" style:font-weight-asian="bold" style:font-style-complex="italic" style:font-weight-complex="bold"/>
    </style:style>
    <style:style style:name="P111" style:family="paragraph" style:parent-style-name="Table_20_Contents">
      <style:text-properties fo:font-style="italic" fo:font-weight="bold" officeooo:rsid="005f5329" officeooo:paragraph-rsid="0057d8f3" style:font-style-asian="italic" style:font-weight-asian="bold" style:font-style-complex="italic" style:font-weight-complex="bold"/>
    </style:style>
    <style:style style:name="P112" style:family="paragraph" style:parent-style-name="Table_20_Contents">
      <style:text-properties officeooo:rsid="0054753d" officeooo:paragraph-rsid="0057d8f3"/>
    </style:style>
    <style:style style:name="P113" style:family="paragraph" style:parent-style-name="Table_20_Contents">
      <style:paragraph-properties fo:text-align="start" style:justify-single-word="false"/>
      <style:text-properties officeooo:rsid="0054753d" officeooo:paragraph-rsid="0057d8f3"/>
    </style:style>
    <style:style style:name="P114" style:family="paragraph" style:parent-style-name="Table_20_Contents">
      <style:paragraph-properties fo:text-align="start" style:justify-single-word="false"/>
      <style:text-properties officeooo:paragraph-rsid="0057d8f3"/>
    </style:style>
    <style:style style:name="P115" style:family="paragraph" style:parent-style-name="Table_20_Contents">
      <style:paragraph-properties fo:text-align="start" style:justify-single-word="false"/>
      <style:text-properties officeooo:rsid="005f5329" officeooo:paragraph-rsid="005f5329"/>
    </style:style>
    <style:style style:name="P116" style:family="paragraph" style:parent-style-name="Table_20_Contents">
      <style:paragraph-properties fo:text-align="start" style:justify-single-word="false"/>
      <style:text-properties officeooo:rsid="006d7358" officeooo:paragraph-rsid="006d7358"/>
    </style:style>
    <style:style style:name="P117" style:family="paragraph" style:parent-style-name="Standard" style:master-page-name="">
      <style:paragraph-properties style:page-number="auto" fo:keep-with-next="always" style:writing-mode="page"/>
      <style:text-properties fo:font-style="normal" officeooo:rsid="008c1a28" officeooo:paragraph-rsid="00bd9cac" style:font-style-asian="normal" style:font-style-complex="normal"/>
    </style:style>
    <style:style style:name="P118" style:family="paragraph" style:parent-style-name="Command_20_Line">
      <style:paragraph-properties fo:break-before="page"/>
    </style:style>
    <style:style style:name="P119" style:family="paragraph" style:parent-style-name="Standard" style:list-style-name="L1">
      <style:text-properties officeooo:paragraph-rsid="0021c4ec"/>
    </style:style>
    <style:style style:name="P120" style:family="paragraph" style:parent-style-name="Standard" style:list-style-name="L1">
      <style:text-properties officeooo:rsid="002d7450" officeooo:paragraph-rsid="0151bef8"/>
    </style:style>
    <style:style style:name="P121" style:family="paragraph" style:parent-style-name="Standard" style:list-style-name="L1">
      <style:text-properties officeooo:rsid="002d7450" officeooo:paragraph-rsid="001ff6c4"/>
    </style:style>
    <style:style style:name="P122" style:family="paragraph" style:parent-style-name="Standard" style:list-style-name="L1">
      <style:text-properties officeooo:rsid="002d7450" officeooo:paragraph-rsid="0155980e"/>
    </style:style>
    <style:style style:name="P123" style:family="paragraph" style:parent-style-name="Standard" style:list-style-name="L1">
      <style:text-properties officeooo:rsid="015983af" officeooo:paragraph-rsid="01600197"/>
    </style:style>
    <style:style style:name="P124" style:family="paragraph" style:parent-style-name="Standard" style:list-style-name="L1">
      <style:text-properties officeooo:rsid="00262efa" officeooo:paragraph-rsid="00262efa"/>
    </style:style>
    <style:style style:name="P125" style:family="paragraph" style:parent-style-name="Standard" style:list-style-name="L1">
      <style:text-properties officeooo:rsid="00262efa" officeooo:paragraph-rsid="00c3172b"/>
    </style:style>
    <style:style style:name="P126" style:family="paragraph" style:parent-style-name="Standard" style:list-style-name="L1">
      <style:text-properties officeooo:rsid="003ebbd9" officeooo:paragraph-rsid="003ebbd9"/>
    </style:style>
    <style:style style:name="P127" style:family="paragraph" style:parent-style-name="Standard" style:list-style-name="L1">
      <style:text-properties officeooo:rsid="00407e2d" officeooo:paragraph-rsid="00608720"/>
    </style:style>
    <style:style style:name="P128" style:family="paragraph" style:parent-style-name="Standard" style:list-style-name="L1">
      <style:text-properties officeooo:rsid="00407e2d" officeooo:paragraph-rsid="006138f4"/>
    </style:style>
    <style:style style:name="P129" style:family="paragraph" style:parent-style-name="Standard" style:list-style-name="L1">
      <style:text-properties fo:font-style="italic" officeooo:rsid="0052d1cc" officeooo:paragraph-rsid="0056fff5" style:font-style-asian="italic" style:font-style-complex="italic"/>
    </style:style>
    <style:style style:name="P130" style:family="paragraph" style:parent-style-name="Standard" style:list-style-name="L1">
      <style:text-properties fo:font-style="italic" officeooo:rsid="0136a80d" officeooo:paragraph-rsid="0136a80d" style:font-style-asian="italic" style:font-style-complex="italic"/>
    </style:style>
    <style:style style:name="P131" style:family="paragraph" style:parent-style-name="Standard" style:list-style-name="L1">
      <style:text-properties officeooo:rsid="0040ebcf" officeooo:paragraph-rsid="007ed070"/>
    </style:style>
    <style:style style:name="P132" style:family="paragraph" style:parent-style-name="Standard">
      <style:text-properties officeooo:rsid="0040ebcf" officeooo:paragraph-rsid="007ed070"/>
    </style:style>
    <style:style style:name="P133" style:family="paragraph" style:parent-style-name="Standard" style:list-style-name="L1">
      <style:text-properties fo:font-style="normal" officeooo:rsid="007ed070" officeooo:paragraph-rsid="007ed070" style:font-style-asian="normal" style:font-style-complex="normal"/>
    </style:style>
    <style:style style:name="P134" style:family="paragraph" style:parent-style-name="Standard">
      <style:text-properties fo:font-style="normal" officeooo:rsid="007ed070" officeooo:paragraph-rsid="007ed070" style:font-style-asian="normal" style:font-style-complex="normal"/>
    </style:style>
    <style:style style:name="P135" style:family="paragraph" style:parent-style-name="Standard" style:list-style-name="L1">
      <style:text-properties fo:font-style="normal" officeooo:rsid="008a1720" officeooo:paragraph-rsid="008a1720" style:font-style-asian="normal" style:font-style-complex="normal"/>
    </style:style>
    <style:style style:name="P136" style:family="paragraph" style:parent-style-name="Standard" style:list-style-name="L1">
      <style:text-properties fo:font-style="normal" officeooo:rsid="008a1720" officeooo:paragraph-rsid="00da641d" style:font-style-asian="normal" style:font-style-complex="normal"/>
    </style:style>
    <style:style style:name="P137" style:family="paragraph" style:parent-style-name="Standard" style:list-style-name="L1">
      <style:text-properties fo:font-style="normal" officeooo:rsid="0092ad71" officeooo:paragraph-rsid="0092ad71" style:font-style-asian="normal" style:font-style-complex="normal"/>
    </style:style>
    <style:style style:name="P138" style:family="paragraph" style:parent-style-name="Standard" style:list-style-name="L1">
      <style:text-properties fo:font-style="normal" officeooo:rsid="0092ad71" officeooo:paragraph-rsid="00bd9cac" style:font-style-asian="normal" style:font-style-complex="normal"/>
    </style:style>
    <style:style style:name="P139" style:family="paragraph" style:parent-style-name="Standard" style:list-style-name="L1">
      <style:text-properties fo:font-style="normal" officeooo:rsid="0092ad71" officeooo:paragraph-rsid="00d8e690" style:font-style-asian="normal" style:font-style-complex="normal"/>
    </style:style>
    <style:style style:name="P140" style:family="paragraph" style:parent-style-name="Standard" style:list-style-name="L1">
      <style:text-properties fo:font-style="normal" officeooo:rsid="0092ad71" officeooo:paragraph-rsid="01741e5f" style:font-style-asian="normal" style:font-style-complex="normal"/>
    </style:style>
    <style:style style:name="P141" style:family="paragraph" style:parent-style-name="Standard" style:list-style-name="L1">
      <style:text-properties fo:font-style="normal" officeooo:rsid="0097fca4" officeooo:paragraph-rsid="0097fca4" style:font-style-asian="normal" style:font-style-complex="normal"/>
    </style:style>
    <style:style style:name="P142" style:family="paragraph" style:parent-style-name="Standard" style:list-style-name="L1">
      <style:text-properties fo:font-style="normal" officeooo:rsid="009d8109" officeooo:paragraph-rsid="009d8109" style:font-style-asian="normal" style:font-style-complex="normal"/>
    </style:style>
    <style:style style:name="P143" style:family="paragraph" style:parent-style-name="Standard" style:list-style-name="L1">
      <style:text-properties fo:font-style="normal" officeooo:rsid="008c1a28" officeooo:paragraph-rsid="00bffbdc" style:font-style-asian="normal" style:font-style-complex="normal"/>
    </style:style>
    <style:style style:name="P144" style:family="paragraph" style:parent-style-name="Standard" style:list-style-name="L1">
      <style:text-properties fo:font-style="normal" officeooo:rsid="00cf0431" officeooo:paragraph-rsid="00cf0431" style:font-style-asian="normal" style:font-style-complex="normal"/>
    </style:style>
    <style:style style:name="P145" style:family="paragraph" style:parent-style-name="Standard" style:list-style-name="L1">
      <style:text-properties fo:font-style="normal" officeooo:rsid="00cf0431" officeooo:paragraph-rsid="0136a80d" style:font-style-asian="normal" style:font-style-complex="normal"/>
    </style:style>
    <style:style style:name="P146" style:family="paragraph" style:parent-style-name="Standard">
      <style:text-properties fo:font-style="normal" officeooo:rsid="00cf0431" officeooo:paragraph-rsid="00cf0431" style:font-style-asian="normal" style:font-style-complex="normal"/>
    </style:style>
    <style:style style:name="P147" style:family="paragraph" style:parent-style-name="Standard">
      <style:text-properties fo:font-style="normal" officeooo:rsid="00cf0431" officeooo:paragraph-rsid="0136a80d" style:font-style-asian="normal" style:font-style-complex="normal"/>
    </style:style>
    <style:style style:name="P148" style:family="paragraph" style:parent-style-name="Standard" style:list-style-name="L1">
      <style:text-properties fo:font-style="normal" officeooo:rsid="0170426f" officeooo:paragraph-rsid="0170426f" style:font-style-asian="normal" style:font-style-complex="normal"/>
    </style:style>
    <style:style style:name="P149" style:family="paragraph" style:parent-style-name="Standard" style:list-style-name="L1">
      <style:text-properties fo:font-style="normal" officeooo:rsid="0188fb85" officeooo:paragraph-rsid="019033f8" style:font-style-asian="normal" style:font-style-complex="normal"/>
    </style:style>
    <style:style style:name="P150" style:family="paragraph" style:parent-style-name="Standard" style:list-style-name="L1" style:master-page-name="">
      <style:paragraph-properties style:page-number="auto" fo:break-before="auto" fo:break-after="auto" style:writing-mode="page"/>
      <style:text-properties officeooo:rsid="003ab378" officeooo:paragraph-rsid="003ab378"/>
    </style:style>
    <style:style style:name="P151" style:family="paragraph" style:parent-style-name="Standard" style:list-style-name="L1" style:master-page-name="">
      <style:paragraph-properties style:page-number="auto" fo:keep-with-next="always" style:writing-mode="page"/>
      <style:text-properties fo:font-style="normal" officeooo:rsid="008c1a28" officeooo:paragraph-rsid="008c1a28" style:font-style-asian="normal" style:font-style-complex="normal"/>
    </style:style>
    <style:style style:name="P152" style:family="paragraph" style:parent-style-name="Standard" style:list-style-name="L1" style:master-page-name="">
      <style:paragraph-properties style:page-number="auto" fo:keep-with-next="always" style:writing-mode="page"/>
      <style:text-properties fo:font-style="normal" officeooo:rsid="008c1a28" officeooo:paragraph-rsid="00bd9cac" style:font-style-asian="normal" style:font-style-complex="normal"/>
    </style:style>
    <style:style style:name="P153" style:family="paragraph" style:parent-style-name="Standard" style:list-style-name="L1" style:master-page-name="">
      <style:paragraph-properties style:page-number="auto" fo:keep-with-next="always" style:writing-mode="page"/>
      <style:text-properties fo:font-style="normal" officeooo:rsid="008c1a28" officeooo:paragraph-rsid="00d8e690" style:font-style-asian="normal" style:font-style-complex="normal"/>
    </style:style>
    <style:style style:name="P154" style:family="paragraph" style:parent-style-name="Standard" style:list-style-name="L1" style:master-page-name="">
      <loext:graphic-properties draw:fill="none"/>
      <style:paragraph-properties style:page-number="auto" fo:background-color="transparent" fo:keep-with-next="always" style:writing-mode="page"/>
      <style:text-properties fo:font-style="normal" officeooo:rsid="0097fca4" officeooo:paragraph-rsid="0097fca4" style:font-style-asian="normal" style:font-style-complex="normal"/>
    </style:style>
    <style:style style:name="P155" style:family="paragraph" style:parent-style-name="Standard" style:list-style-name="L1" style:master-page-name="">
      <style:paragraph-properties style:page-number="auto" fo:keep-with-next="always" style:writing-mode="page"/>
      <style:text-properties officeooo:paragraph-rsid="016afc58"/>
    </style:style>
    <style:style style:name="P156" style:family="paragraph" style:parent-style-name="Standard" style:list-style-name="L1">
      <style:paragraph-properties fo:break-before="page"/>
      <style:text-properties fo:font-style="normal" officeooo:rsid="00598554" officeooo:paragraph-rsid="01059efb" style:font-style-asian="normal" style:font-style-complex="normal"/>
    </style:style>
    <style:style style:name="P157" style:family="paragraph" style:parent-style-name="Standard" style:list-style-name="L1">
      <style:paragraph-properties fo:break-before="page"/>
      <style:text-properties fo:font-style="normal" officeooo:rsid="008c1a28" officeooo:paragraph-rsid="00d8e690" style:font-style-asian="normal" style:font-style-complex="normal"/>
    </style:style>
    <style:style style:name="P158" style:family="paragraph" style:parent-style-name="Standard" style:list-style-name="L1">
      <style:paragraph-properties fo:break-before="page"/>
      <style:text-properties officeooo:rsid="00262efa" officeooo:paragraph-rsid="017dd2d8"/>
    </style:style>
    <style:style style:name="P159" style:family="paragraph" style:parent-style-name="Table_20_Contents">
      <style:paragraph-properties fo:text-align="start" style:justify-single-word="false"/>
      <style:text-properties officeooo:rsid="01c838c6" officeooo:paragraph-rsid="01c838c6"/>
    </style:style>
    <style:style style:name="P160" style:family="paragraph" style:parent-style-name="Heading_20_1">
      <style:text-properties officeooo:rsid="0151bef8" officeooo:paragraph-rsid="0151bef8"/>
    </style:style>
    <style:style style:name="P161" style:family="paragraph" style:parent-style-name="Heading_20_1">
      <style:text-properties officeooo:paragraph-rsid="01544c68"/>
    </style:style>
    <style:style style:name="P162" style:family="paragraph" style:parent-style-name="Heading_20_1">
      <style:text-properties officeooo:paragraph-rsid="00c62ac5"/>
    </style:style>
    <style:style style:name="P163" style:family="paragraph" style:parent-style-name="Heading_20_1">
      <style:text-properties fo:font-style="normal" officeooo:rsid="00d1d55d" officeooo:paragraph-rsid="00d1d55d" style:font-style-asian="normal" style:font-style-complex="normal"/>
    </style:style>
    <style:style style:name="T1" style:family="text">
      <style:text-properties officeooo:rsid="004cde9a"/>
    </style:style>
    <style:style style:name="T2" style:family="text">
      <style:text-properties officeooo:rsid="0021c4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c4ec" style:font-weight-asian="bold" style:font-weight-complex="bold"/>
    </style:style>
    <style:style style:name="T5" style:family="text">
      <style:text-properties fo:font-weight="bold" officeooo:rsid="00338c9f" style:font-weight-asian="bold" style:font-weight-complex="bold"/>
    </style:style>
    <style:style style:name="T6" style:family="text">
      <style:text-properties fo:font-weight="bold" officeooo:rsid="009a4cdb" style:font-weight-asian="bold" style:font-weight-complex="bold"/>
    </style:style>
    <style:style style:name="T7" style:family="text">
      <style:text-properties fo:font-weight="bold" officeooo:rsid="00a7263c" style:font-weight-asian="bold" style:font-weight-complex="bold"/>
    </style:style>
    <style:style style:name="T8" style:family="text">
      <style:text-properties fo:font-weight="bold" officeooo:rsid="00a8b21f" style:font-weight-asian="bold" style:font-weight-complex="bold"/>
    </style:style>
    <style:style style:name="T9" style:family="text">
      <style:text-properties fo:font-weight="bold" officeooo:rsid="00b67cd8" style:font-weight-asian="bold" style:font-weight-complex="bold"/>
    </style:style>
    <style:style style:name="T10" style:family="text">
      <style:text-properties fo:font-weight="bold" officeooo:rsid="00c8f245" style:font-weight-asian="bold" style:font-weight-complex="bold"/>
    </style:style>
    <style:style style:name="T11" style:family="text">
      <style:text-properties fo:font-weight="bold" officeooo:rsid="00d0bc15" style:font-weight-asian="bold" style:font-weight-complex="bold"/>
    </style:style>
    <style:style style:name="T12" style:family="text">
      <style:text-properties fo:font-weight="bold" officeooo:rsid="00e0c313" style:font-weight-asian="bold" style:font-weight-complex="bold"/>
    </style:style>
    <style:style style:name="T13" style:family="text">
      <style:text-properties fo:font-weight="bold" officeooo:rsid="0137582a" style:font-weight-asian="bold" style:font-weight-complex="bold"/>
    </style:style>
    <style:style style:name="T14" style:family="text">
      <style:text-properties fo:font-weight="bold" officeooo:rsid="015b2f52" style:font-weight-asian="bold" style:font-weight-complex="bold"/>
    </style:style>
    <style:style style:name="T15" style:family="text">
      <style:text-properties fo:font-weight="bold" officeooo:rsid="01614b7f" style:font-weight-asian="bold" style:font-weight-complex="bold"/>
    </style:style>
    <style:style style:name="T16" style:family="text">
      <style:text-properties fo:font-weight="bold" officeooo:rsid="002d7450" style:font-weight-asian="bold" style:font-weight-complex="bold"/>
    </style:style>
    <style:style style:name="T17" style:family="text">
      <style:text-properties fo:font-weight="bold" officeooo:rsid="01741e5f" style:font-weight-asian="bold" style:font-weight-complex="bold"/>
    </style:style>
    <style:style style:name="T18" style:family="text">
      <style:text-properties fo:font-weight="bold" officeooo:rsid="018ef478" style:font-weight-asian="bold" style:font-weight-complex="bold"/>
    </style:style>
    <style:style style:name="T19" style:family="text">
      <style:text-properties fo:font-weight="bold" officeooo:rsid="001ff6c4" style:font-weight-asian="bold" style:font-weight-complex="bold"/>
    </style:style>
    <style:style style:name="T20" style:family="text">
      <style:text-properties fo:font-weight="bold" officeooo:rsid="0151bef8" style:font-weight-asian="bold" style:font-weight-complex="bold"/>
    </style:style>
    <style:style style:name="T21" style:family="text">
      <style:text-properties fo:font-weight="bold" officeooo:rsid="019de2df" style:font-weight-asian="bold" style:font-weight-complex="bold"/>
    </style:style>
    <style:style style:name="T22" style:family="text">
      <style:text-properties fo:font-weight="bold" officeooo:rsid="01a02cc2" style:font-weight-asian="bold" style:font-weight-complex="bold"/>
    </style:style>
    <style:style style:name="T23" style:family="text">
      <style:text-properties fo:font-weight="bold" officeooo:rsid="0027044f" style:font-weight-asian="bold" style:font-weight-complex="bold"/>
    </style:style>
    <style:style style:name="T24" style:family="text">
      <style:text-properties fo:font-weight="bold" officeooo:rsid="0078dd52" style:font-weight-asian="bold" style:font-weight-complex="bold"/>
    </style:style>
    <style:style style:name="T25" style:family="text">
      <style:text-properties fo:font-weight="bold" officeooo:rsid="008a1720" style:font-weight-asian="bold" style:font-weight-complex="bold"/>
    </style:style>
    <style:style style:name="T26" style:family="text">
      <style:text-properties fo:font-weight="bold" officeooo:rsid="01bfd605" style:font-weight-asian="bold" style:font-weight-complex="bold"/>
    </style:style>
    <style:style style:name="T27" style:family="text">
      <style:text-properties officeooo:rsid="0027e9b1"/>
    </style:style>
    <style:style style:name="T28" style:family="text">
      <style:text-properties officeooo:rsid="002d7450"/>
    </style:style>
    <style:style style:name="T29" style:family="text">
      <style:text-properties officeooo:rsid="002e64ca"/>
    </style:style>
    <style:style style:name="T30" style:family="text">
      <style:text-properties officeooo:rsid="002ff3cd"/>
    </style:style>
    <style:style style:name="T31" style:family="text">
      <style:text-properties officeooo:rsid="00302c45"/>
    </style:style>
    <style:style style:name="T32" style:family="text">
      <style:text-properties officeooo:rsid="0030a75c"/>
    </style:style>
    <style:style style:name="T33" style:family="text">
      <style:text-properties officeooo:rsid="0031bcbd"/>
    </style:style>
    <style:style style:name="T34" style:family="text">
      <style:text-properties officeooo:rsid="00338c9f"/>
    </style:style>
    <style:style style:name="T35" style:family="text">
      <style:text-properties officeooo:rsid="00407e2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84bd04" style:font-style-asian="italic" style:font-style-complex="italic"/>
    </style:style>
    <style:style style:name="T38" style:family="text">
      <style:text-properties fo:font-style="italic" officeooo:rsid="00af05d3" style:font-style-asian="italic" style:font-style-complex="italic"/>
    </style:style>
    <style:style style:name="T39" style:family="text">
      <style:text-properties fo:font-style="italic" officeooo:rsid="00c8f245" style:font-style-asian="italic" style:font-style-complex="italic"/>
    </style:style>
    <style:style style:name="T40" style:family="text">
      <style:text-properties fo:font-style="italic" officeooo:rsid="00f4df3e" style:font-style-asian="italic" style:font-style-complex="italic"/>
    </style:style>
    <style:style style:name="T41" style:family="text">
      <style:text-properties fo:font-style="italic" officeooo:rsid="00f7a96b" style:font-style-asian="italic" style:font-style-complex="italic"/>
    </style:style>
    <style:style style:name="T42" style:family="text">
      <style:text-properties fo:font-style="italic" officeooo:rsid="00f8f10c" style:font-style-asian="italic" style:font-style-complex="italic"/>
    </style:style>
    <style:style style:name="T43" style:family="text">
      <style:text-properties fo:font-style="italic" officeooo:rsid="00fada85" style:font-style-asian="italic" style:font-style-complex="italic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4205e0" fo:background-color="#ffff00" loext:char-shading-value="0"/>
    </style:style>
    <style:style style:name="T46" style:family="text">
      <style:text-properties officeooo:rsid="005609e7" fo:background-color="#ffff00" loext:char-shading-value="0"/>
    </style:style>
    <style:style style:name="T47" style:family="text">
      <style:text-properties officeooo:rsid="0069d078" fo:background-color="#ffff00" loext:char-shading-value="0"/>
    </style:style>
    <style:style style:name="T48" style:family="text">
      <style:text-properties officeooo:rsid="007ed070" fo:background-color="#ffff00" loext:char-shading-value="0"/>
    </style:style>
    <style:style style:name="T49" style:family="text">
      <style:text-properties officeooo:rsid="007d3bd4" fo:background-color="#ffff00" loext:char-shading-value="0"/>
    </style:style>
    <style:style style:name="T50" style:family="text">
      <style:text-properties officeooo:rsid="0090b3d8" fo:background-color="#ffff00" loext:char-shading-value="0"/>
    </style:style>
    <style:style style:name="T51" style:family="text">
      <style:text-properties officeooo:rsid="00407e2d" fo:background-color="#ffff00" loext:char-shading-value="0"/>
    </style:style>
    <style:style style:name="T52" style:family="text">
      <style:text-properties officeooo:rsid="010cd02a" fo:background-color="#ffff00" loext:char-shading-value="0"/>
    </style:style>
    <style:style style:name="T53" style:family="text">
      <style:text-properties officeooo:rsid="0055e893"/>
    </style:style>
    <style:style style:name="T54" style:family="text">
      <style:text-properties officeooo:rsid="0057e291"/>
    </style:style>
    <style:style style:name="T55" style:family="text">
      <style:text-properties fo:font-style="normal" officeooo:rsid="007ed070" style:font-style-asian="normal" style:font-style-complex="normal"/>
    </style:style>
    <style:style style:name="T56" style:family="text">
      <style:text-properties fo:font-style="normal" officeooo:rsid="0055e893" style:font-style-asian="normal" style:font-style-complex="normal"/>
    </style:style>
    <style:style style:name="T57" style:family="text">
      <style:text-properties fo:font-style="normal" officeooo:rsid="00608720" style:font-style-asian="normal" style:font-style-complex="normal"/>
    </style:style>
    <style:style style:name="T58" style:family="text">
      <style:text-properties fo:font-style="normal" officeooo:rsid="006138f4" style:font-style-asian="normal" style:font-style-complex="normal"/>
    </style:style>
    <style:style style:name="T59" style:family="text">
      <style:text-properties fo:font-style="normal" officeooo:rsid="0104abe1" style:font-style-asian="normal" style:font-style-complex="normal"/>
    </style:style>
    <style:style style:name="T60" style:family="text">
      <style:text-properties fo:font-style="normal" officeooo:rsid="0124d9d8" style:font-style-asian="normal" style:font-style-complex="normal"/>
    </style:style>
    <style:style style:name="T61" style:family="text">
      <style:text-properties officeooo:rsid="005f5329"/>
    </style:style>
    <style:style style:name="T62" style:family="text">
      <style:text-properties officeooo:rsid="00605eb9"/>
    </style:style>
    <style:style style:name="T63" style:family="text">
      <style:text-properties officeooo:rsid="00608720"/>
    </style:style>
    <style:style style:name="T64" style:family="text">
      <style:text-properties officeooo:rsid="0062821e"/>
    </style:style>
    <style:style style:name="T65" style:family="text">
      <style:text-properties officeooo:rsid="00644b96"/>
    </style:style>
    <style:style style:name="T66" style:family="text">
      <style:text-properties officeooo:rsid="006d7358"/>
    </style:style>
    <style:style style:name="T67" style:family="text">
      <style:text-properties officeooo:rsid="007d3bd4"/>
    </style:style>
    <style:style style:name="T68" style:family="text">
      <style:text-properties officeooo:rsid="0084bd04"/>
    </style:style>
    <style:style style:name="T69" style:family="text">
      <style:text-properties officeooo:rsid="008ad76d"/>
    </style:style>
    <style:style style:name="T70" style:family="text">
      <style:text-properties officeooo:rsid="008aee7a"/>
    </style:style>
    <style:style style:name="T71" style:family="text">
      <style:text-properties officeooo:rsid="008e4c67"/>
    </style:style>
    <style:style style:name="T72" style:family="text">
      <style:text-properties officeooo:rsid="0092ad71"/>
    </style:style>
    <style:style style:name="T73" style:family="text">
      <style:text-properties officeooo:rsid="00961d13"/>
    </style:style>
    <style:style style:name="T74" style:family="text">
      <style:text-properties officeooo:rsid="009a4cdb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9a4cdb" style:font-weight-asian="normal" style:font-weight-complex="normal"/>
    </style:style>
    <style:style style:name="T77" style:family="text">
      <style:text-properties fo:font-weight="normal" officeooo:rsid="00a2fe0d" style:font-weight-asian="normal" style:font-weight-complex="normal"/>
    </style:style>
    <style:style style:name="T78" style:family="text">
      <style:text-properties fo:font-weight="normal" officeooo:rsid="00b67cd8" style:font-weight-asian="normal" style:font-weight-complex="normal"/>
    </style:style>
    <style:style style:name="T79" style:family="text">
      <style:text-properties fo:font-weight="normal" officeooo:rsid="01600197" style:font-weight-asian="normal" style:font-weight-complex="normal"/>
    </style:style>
    <style:style style:name="T80" style:family="text">
      <style:text-properties fo:font-weight="normal" officeooo:rsid="01614b7f" style:font-weight-asian="normal" style:font-weight-complex="normal"/>
    </style:style>
    <style:style style:name="T81" style:family="text">
      <style:text-properties fo:font-weight="normal" officeooo:rsid="0161e6dd" style:font-weight-asian="normal" style:font-weight-complex="normal"/>
    </style:style>
    <style:style style:name="T82" style:family="text">
      <style:text-properties fo:font-weight="normal" officeooo:rsid="01741e5f" style:font-weight-asian="normal" style:font-weight-complex="normal"/>
    </style:style>
    <style:style style:name="T83" style:family="text">
      <style:text-properties fo:font-weight="normal" officeooo:rsid="018a49a5" style:font-weight-asian="normal" style:font-weight-complex="normal"/>
    </style:style>
    <style:style style:name="T84" style:family="text">
      <style:text-properties fo:font-weight="normal" officeooo:rsid="018c3324" style:font-weight-asian="normal" style:font-weight-complex="normal"/>
    </style:style>
    <style:style style:name="T85" style:family="text">
      <style:text-properties fo:font-weight="normal" officeooo:rsid="01ab1c02" style:font-weight-asian="normal" style:font-weight-complex="normal"/>
    </style:style>
    <style:style style:name="T86" style:family="text">
      <style:text-properties fo:font-weight="normal" officeooo:rsid="01c586c8" style:font-weight-asian="normal" style:font-weight-complex="normal"/>
    </style:style>
    <style:style style:name="T87" style:family="text">
      <style:text-properties fo:font-weight="normal" officeooo:rsid="01c6b74e" style:font-weight-asian="normal" style:font-weight-complex="normal"/>
    </style:style>
    <style:style style:name="T88" style:family="text">
      <style:text-properties officeooo:rsid="009e12c5"/>
    </style:style>
    <style:style style:name="T89" style:family="text">
      <style:text-properties officeooo:rsid="00a7263c"/>
    </style:style>
    <style:style style:name="T90" style:family="text">
      <style:text-properties officeooo:rsid="00a8b21f"/>
    </style:style>
    <style:style style:name="T91" style:family="text">
      <style:text-properties officeooo:rsid="00b9d30a"/>
    </style:style>
    <style:style style:name="T92" style:family="text">
      <style:text-properties officeooo:rsid="00beeadc"/>
    </style:style>
    <style:style style:name="T93" style:family="text">
      <style:text-properties officeooo:rsid="00c144e8"/>
    </style:style>
    <style:style style:name="T94" style:family="text">
      <style:text-properties officeooo:rsid="00c3172b"/>
    </style:style>
    <style:style style:name="T95" style:family="text">
      <style:text-properties officeooo:rsid="00c77482"/>
    </style:style>
    <style:style style:name="T96" style:family="text">
      <style:text-properties officeooo:rsid="00c8f245"/>
    </style:style>
    <style:style style:name="T97" style:family="text">
      <style:text-properties officeooo:rsid="00ca344d"/>
    </style:style>
    <style:style style:name="T98" style:family="text">
      <style:text-properties officeooo:rsid="00ca9b3a"/>
    </style:style>
    <style:style style:name="T99" style:family="text">
      <style:text-properties officeooo:rsid="00d0bc15"/>
    </style:style>
    <style:style style:name="T100" style:family="text">
      <style:text-properties officeooo:rsid="00d73cfc"/>
    </style:style>
    <style:style style:name="T101" style:family="text">
      <style:text-properties officeooo:rsid="00da641d"/>
    </style:style>
    <style:style style:name="T102" style:family="text">
      <style:text-properties officeooo:rsid="00ddfd7e"/>
    </style:style>
    <style:style style:name="T103" style:family="text">
      <style:text-properties officeooo:rsid="00deda4f"/>
    </style:style>
    <style:style style:name="T104" style:family="text">
      <style:text-properties officeooo:rsid="00e0c313"/>
    </style:style>
    <style:style style:name="T105" style:family="text">
      <style:text-properties officeooo:rsid="00e261f7"/>
    </style:style>
    <style:style style:name="T106" style:family="text">
      <style:text-properties officeooo:rsid="00e3c88b"/>
    </style:style>
    <style:style style:name="T107" style:family="text">
      <style:text-properties officeooo:rsid="00eb4ea1"/>
    </style:style>
    <style:style style:name="T108" style:family="text">
      <style:text-properties officeooo:rsid="01083fb0"/>
    </style:style>
    <style:style style:name="T109" style:family="text">
      <style:text-properties officeooo:rsid="01101ff9"/>
    </style:style>
    <style:style style:name="T110" style:family="text">
      <style:text-properties officeooo:rsid="011063d5"/>
    </style:style>
    <style:style style:name="T111" style:family="text">
      <style:text-properties officeooo:rsid="0116c34d"/>
    </style:style>
    <style:style style:name="T112" style:family="text">
      <style:text-properties officeooo:rsid="012d3ad4"/>
    </style:style>
    <style:style style:name="T113" style:family="text">
      <style:text-properties officeooo:rsid="0137582a"/>
    </style:style>
    <style:style style:name="T114" style:family="text">
      <style:text-properties officeooo:rsid="0142c7cb"/>
    </style:style>
    <style:style style:name="T115" style:family="text">
      <style:text-properties officeooo:rsid="01449c6e"/>
    </style:style>
    <style:style style:name="T116" style:family="text">
      <style:text-properties officeooo:rsid="01544c68"/>
    </style:style>
    <style:style style:name="T117" style:family="text">
      <style:text-properties officeooo:rsid="015b2f52"/>
    </style:style>
    <style:style style:name="T118" style:family="text">
      <style:text-properties officeooo:rsid="01600197"/>
    </style:style>
    <style:style style:name="T119" style:family="text">
      <style:text-properties officeooo:rsid="01727477"/>
    </style:style>
    <style:style style:name="T120" style:family="text">
      <style:text-properties fo:color="#ff0000"/>
    </style:style>
    <style:style style:name="T121" style:family="text">
      <style:text-properties fo:color="#ff0000" fo:font-weight="normal" style:font-weight-asian="normal" style:font-weight-complex="normal"/>
    </style:style>
    <style:style style:name="T122" style:family="text">
      <style:text-properties fo:color="#ff0000" fo:font-weight="normal" officeooo:rsid="018ef478" style:font-weight-asian="normal" style:font-weight-complex="normal"/>
    </style:style>
    <style:style style:name="T123" style:family="text">
      <style:text-properties fo:color="#ff0000" officeooo:rsid="01c1d08a"/>
    </style:style>
    <style:style style:name="T124" style:family="text">
      <style:text-properties officeooo:rsid="01871699"/>
    </style:style>
    <style:style style:name="T125" style:family="text">
      <style:text-properties officeooo:rsid="018ef478"/>
    </style:style>
    <style:style style:name="T126" style:family="text">
      <style:text-properties officeooo:rsid="01a7dd92"/>
    </style:style>
    <style:style style:name="T127" style:family="text">
      <style:text-properties fo:background-color="#ffd5a1" loext:char-shading-value="0"/>
    </style:style>
    <style:style style:name="T128" style:family="text">
      <style:text-properties officeooo:rsid="0136a80d" fo:background-color="#ffd5a1" loext:char-shading-value="0"/>
    </style:style>
    <style:style style:name="T129" style:family="text">
      <style:text-properties officeooo:rsid="01c7ad46" fo:background-color="#ffd5a1" loext:char-shading-value="0"/>
    </style:style>
    <style:style style:name="T130" style:family="text">
      <style:text-properties officeooo:rsid="01ba1b76"/>
    </style:style>
    <style:style style:name="T131" style:family="text">
      <style:text-properties fo:color="#0000ff"/>
    </style:style>
    <style:style style:name="T132" style:family="text">
      <style:text-properties fo:color="#0093d9"/>
    </style:style>
    <style:style style:name="T133" style:family="text">
      <style:text-properties officeooo:rsid="01c838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h text:style-name="P160" text:outline-level="1">Setup <text:span text:style-name="T116">Tasks for Homework #2</text:span></text:h>
      <text:list xml:id="list5674950707900563249" text:style-name="L1">
        <text:list-item>
          <text:p text:style-name="P120">Using the command lines below, create the required folder tree for homework #2 in your HOME directory.</text:p>
        </text:list-item>
      </text:list>
      <text:p text:style-name="P6"/>
      <text:p text:style-name="P66">$ <text:span text:style-name="T3">mkdir -p ~/</text:span><text:span text:style-name="T19">ece3220/</text:span><text:span text:style-name="T3">hw/02/</text:span><text:span text:style-name="T20">{p1,p2,p3,p4}</text:span></text:p>
      <text:p text:style-name="P44"/>
      <text:list xml:id="list124029285852557" text:continue-numbering="true" text:style-name="L1">
        <text:list-item>
          <text:p text:style-name="P123"><text:span text:style-name="T118">Store a copy of the homework handout file </text:span><text:span text:style-name="T14">ece3220-hw02-handout.odt</text:span><text:span text:style-name="T117"> into your </text:span>folder <text:span text:style-name="T3">~/ece3220/hw/02/</text:span><text:span text:style-name="T75">. <text:s/></text:span><text:span text:style-name="T79">A download link for </text:span><text:span text:style-name="T86">the </text:span><text:span text:style-name="T87">homework </text:span><text:span text:style-name="T79">handout file is provided on Canvas on the assignment page for this homework assignment. <text:s/></text:span><text:span text:style-name="T80">Use the word </text:span><text:span text:style-name="T81">processing </text:span><text:span text:style-name="T80">program </text:span><text:span text:style-name="T15">LibreOffice Writer</text:span><text:span text:style-name="T80"> to open and edit this file.</text:span></text:p>
        </text:list-item>
      </text:list>
      <text:p text:style-name="P46"/>
      <text:p text:style-name="P72"><text:span text:style-name="T80">$ </text:span><text:span text:style-name="T21">cd ~/ece3220/hw/02/</text:span></text:p>
      <text:p text:style-name="P73">$ <text:span text:style-name="T3">ls</text:span></text:p>
      <text:p text:style-name="P73"><text:span text:style-name="T120">ece3220-hw02-handout.odt</text:span> <text:s/>p1 <text:s/>p2 <text:s/>p3 <text:s/>p4</text:p>
      <text:p text:style-name="P74">$ <text:span text:style-name="T22">libreoffice --writer ece3220-hw02-handout.odt &amp;</text:span></text:p>
      <text:h text:style-name="P161" text:outline-level="1">Problem #1. <text:s/><text:span text:style-name="T69">C++ Name Mangling</text:span></text:h>
      <text:p text:style-name="P3"/>
      <text:list xml:id="list124027927398025" text:continue-list="list124029285852557" text:style-name="L1">
        <text:list-item text:start-value="1">
          <text:p text:style-name="P121">Using the command line below, make folder p1 your current working directory.</text:p>
        </text:list-item>
      </text:list>
      <text:p text:style-name="P4"/>
      <text:p text:style-name="P67">$ <text:span text:style-name="T3">cd ~/ece3220/hw/02/p1/</text:span></text:p>
      <text:p text:style-name="P5"/>
      <text:list xml:id="list124028578529838" text:continue-numbering="true" text:style-name="L1">
        <text:list-item>
          <text:p text:style-name="P119"><text:span text:style-name="T2">Using the command lines below, create a C source code file </text:span><text:span text:style-name="T4">demo-c.c </text:span><text:span text:style-name="T2">and a symbolic link file named </text:span><text:span text:style-name="T4">demo-cc.cc</text:span><text:span text:style-name="T2"> that “points to” the file demo-c.c. <text:s/>Note that the file names demo-c.c and demo-cc.cc refer to the same file; consequently, any changes made in file demo-c.c also appear in file demo-cc.cc and vice versa.</text:span></text:p>
        </text:list-item>
      </text:list>
      <text:p text:style-name="P5"/>
      <text:p text:style-name="P52">$ <text:span text:style-name="T4">echo "void foo() { }" &gt; demo-c.c</text:span></text:p>
      <text:p text:style-name="P52">$ <text:span text:style-name="T23">ln -s demo-c.c demo-cc.cc</text:span></text:p>
      <text:p text:style-name="P5"/>
      <text:list xml:id="list124029616494335" text:continue-numbering="true" text:style-name="L1">
        <text:list-item>
          <text:p text:style-name="P124">Create a <text:span text:style-name="T3">Makefile</text:span> whose contents are as shown <text:span text:style-name="T111">in </text:span><text:span text:style-name="T111"><text:sequence-ref text:reference-format="category-and-value" text:ref-name="refListing0">Listing 1</text:sequence-ref></text:span>. <text:s text:c="2"/><text:span text:style-name="T34">The </text:span><text:span text:style-name="T5">.PHONY</text:span><text:span text:style-name="T34"> rule </text:span><text:span text:style-name="T5">all</text:span><text:span text:style-name="T34"> uses </text:span><text:a xlink:type="simple" xlink:href="https://www.gnu.org/software/make/manual/html_node/Catalogue-of-Rules.html#Catalogue-of-Rules" text:style-name="Internet_20_link" text:visited-style-name="Visited_20_Internet_20_Link"><text:span text:style-name="T34">make’s built-in rules</text:span></text:a><text:span text:style-name="T34"> to create/update the prerequisite files specified by the variable $(OBJS)—i.e., the object files </text:span><text:span text:style-name="T5">demo-c.o</text:span><text:span text:style-name="T34"> and </text:span><text:span text:style-name="T5">demo-cc.o</text:span><text:span text:style-name="T34">—from the C/C++ source code files </text:span><text:span text:style-name="T5">demo-c.c</text:span><text:span text:style-name="T34"> and </text:span><text:span text:style-name="T5">demo-cc.cc</text:span><text:span text:style-name="T34">, respectively. <text:s/>After make creates/updates the prerequisite files for the </text:span><text:span text:style-name="T5">.PHONY</text:span><text:span text:style-name="T34"> target </text:span><text:span text:style-name="T5">all</text:span><text:span text:style-name="T34">, make then invokes the rule’s the recipe line </text:span><text:span text:style-name="T5">nm $(OBJS)</text:span><text:span text:style-name="T34"> which uses program </text:span><text:span text:style-name="T5">nm</text:span><text:span text:style-name="T34"> to display the symbol table within each object file.</text:span></text:p>
        </text:list-item>
      </text:list>
      <text:p text:style-name="P7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88">CSOURCES := $(wildcard *.c)</text:p>
            <text:p text:style-name="P105">CFLAGS := -std=c11</text:p>
            <text:p text:style-name="P88">COBJS := $(CSOURCES:.c=.o)</text:p>
            <text:p text:style-name="P88"/>
            <text:p text:style-name="P88">CXXSOURCES := $(wildcard *.cc)</text:p>
            <text:p text:style-name="P88">CXXFLAGS := -std=c++11</text:p>
            <text:p text:style-name="P88">CXXOBJS := $(C<text:span text:style-name="T97">XX</text:span>SOURCES:.cc=.o)</text:p>
            <text:p text:style-name="P88"/>
            <text:p text:style-name="P86">OBJS := <text:span text:style-name="T31">$(COBJS) $(CXXOBJS)</text:span></text:p>
            <text:p text:style-name="P86"/>
            <text:p text:style-name="P90">.<text:span text:style-name="T29">PHONY : all</text:span></text:p>
            <text:p text:style-name="P84"><text:span text:style-name="T32">all</text:span> : <text:span text:style-name="T30">$(OBJS)</text:span></text:p>
            <text:p text:style-name="P84"><text:tab/><text:span text:style-name="T33">nm $(OBJS)</text:span></text:p>
            <text:p text:style-name="P90"/>
            <text:p text:style-name="P90">.<text:span text:style-name="T27">PHONY : clean</text:span></text:p>
            <text:p text:style-name="P82">clean : ; rm -f <text:span text:style-name="T30">$(OBJS)</text:span></text:p>
          </table:table-cell>
        </table:table-row>
      </table:table>
      <text:p text:style-name="Listing">Listing <text:sequence text:ref-name="refListing0" text:name="Listing" text:formula="ooow:Listing+1" style:num-format="1">1</text:sequence>: Makefile source code <text:span text:style-name="T95">for </text:span>problem 1.</text:p>
      <text:p text:style-name="P41"/>
      <text:list xml:id="list124027913847568" text:continue-numbering="true" text:style-name="L1">
        <text:list-item>
          <text:p text:style-name="P150"><text:span text:style-name="T72">Invoke</text:span> <text:span text:style-name="T3">make</text:span> to create the object files <text:span text:style-name="T3">demo-c.o</text:span> and <text:span text:style-name="T3">demo-cc.o</text:span> and display each object <text:span text:style-name="T110">file</text:span>’s symbol table <text:span text:style-name="T109">(see </text:span><text:span text:style-name="T109"><text:sequence-ref text:reference-format="category-and-value" text:ref-name="refFigure0">Figure 1</text:sequence-ref></text:span><text:span text:style-name="T109">)</text:span>.</text:p>
        </text:list-item>
      </text:list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56">$ <text:span text:style-name="T3">make</text:span></text:p>
            <text:p text:style-name="P53">cc -std=c11 <text:s text:c="2"/>-c -o demo-c.o demo-c.c</text:p>
            <text:p text:style-name="P53">g++ -std=c++11 <text:s text:c="2"/>-c -o demo-cc.o demo-cc.cc</text:p>
            <text:p text:style-name="P53">nm demo-c.o demo-cc.o</text:p>
            <text:p text:style-name="P53"/>
            <text:p text:style-name="P53">demo-c.o:</text:p>
            <text:p text:style-name="P53">0000000000000000 T foo</text:p>
            <text:p text:style-name="P53"/>
            <text:p text:style-name="P53">demo-cc.o:</text:p>
            <text:p text:style-name="P53">0000000000000000 T _Z3foov</text:p>
          </table:table-cell>
        </table:table-row>
      </table:table>
      <text:p text:style-name="Figure">Figure <text:sequence text:ref-name="refFigure0" text:name="Figure" text:formula="ooow:Figure+1" style:num-format="1">1</text:sequence>.</text:p>
      <text:p text:style-name="Standard"/>
      <text:list xml:id="list124028756811856" text:continue-numbering="true" text:style-name="L1">
        <text:list-item>
          <text:p text:style-name="P126">Note that in object file <text:span text:style-name="T3">demo-c.o</text:span> (<text:span text:style-name="T62">created from the </text:span>C translation unit) the symbol for function foo is <text:span text:style-name="T3">foo</text:span>, while in object file <text:span text:style-name="T3">demo-cc.o</text:span> (<text:span text:style-name="T62">created from the </text:span>C++ translation unit) the symbol for function foo is <text:span text:style-name="T3">_Z3foov</text:span>.</text:p>
        </text:list-item>
      </text:list>
      <text:p text:style-name="P11"/>
      <text:list xml:id="list124028101328150" text:continue-numbering="true" text:style-name="L1">
        <text:list-item>
          <text:p text:style-name="P127"><text:bookmark-start text:name="__RefNumPara__5452_1984073805"/><text:span text:style-name="T63">In </text:span><text:span text:style-name="T63"><text:sequence-ref text:reference-format="category-and-value" text:ref-name="refTable0">Table 1</text:sequence-ref></text:span><text:span text:style-name="T63"> under the column heading “demo-c.o”, for the “Function Syntax” void foo() {}, I’ve recorded the symbol for function foo as shown in demo-c.o’s symbol table (‘foo’).</text:span><text:bookmark-end text:name="__RefNumPara__5452_1984073805"/></text:p>
        </text:list-item>
      </text:list>
      <text:p text:style-name="P12"/>
      <text:list xml:id="list124028985580477" text:continue-numbering="true" text:style-name="L1">
        <text:list-item>
          <text:p text:style-name="P128"><text:bookmark-start text:name="__RefNumPara__5454_1984073805"/><text:span text:style-name="T57">In </text:span><text:span text:style-name="T57"><text:sequence-ref text:reference-format="category-and-value" text:ref-name="refTable0">Table 1</text:sequence-ref></text:span><text:span text:style-name="T57"> under the column heading “demo-</text:span><text:span text:style-name="T58">c</text:span><text:span text:style-name="T57">c.o”, for the “Function Syntax” void foo() {}, </text:span><text:span text:style-name="T59">I’ve </text:span><text:span text:style-name="T57">record</text:span><text:span text:style-name="T59">ed the</text:span><text:span text:style-name="T57"> symbol for function foo as shown in demo-</text:span><text:span text:style-name="T58">c</text:span><text:span text:style-name="T57">c.o’s symbol table </text:span><text:span text:style-name="T60">(‘_Z3foov’)</text:span><text:span text:style-name="T57">.</text:span><text:bookmark-end text:name="__RefNumPara__5454_1984073805"/></text:p>
          <text:p text:style-name="P129"/>
        </text:list-item>
      </text:list>
      <text:p text:style-name="P39"/>
      <text:list xml:id="list124027654901148" text:continue-numbering="true" text:style-name="L1">
        <text:list-item>
          <text:p text:style-name="P156"><text:span text:style-name="T51">Question </text:span><text:span text:style-name="T45">P1.</text:span><text:span text:style-name="T46">1. </text:span><text:span text:style-name="T52">(6 points)</text:span><text:span text:style-name="T35"> <text:s/></text:span>For the remaining “<text:span text:style-name="T64">Function Syntax” values </text:span>in <text:span text:style-name="T53"><text:sequence-ref text:reference-format="category-and-value" text:ref-name="refTable0">Table 1</text:sequence-ref></text:span><text:span text:style-name="T53"> for </text:span>function foo<text:span text:style-name="T53">, store the function syntax value in file </text:span><text:span text:style-name="T3">demo-c.c</text:span> and then re-run make; <text:span text:style-name="T65">see the Hint below</text:span>. <text:s/>Using <text:span text:style-name="T108">steps </text:span><text:span text:style-name="T108"><text:bookmark-ref text:reference-format="number" text:ref-name="__RefNumPara__5452_1984073805">6</text:bookmark-ref></text:span><text:span text:style-name="T108"> and </text:span><text:span text:style-name="T108"><text:bookmark-ref text:reference-format="number" text:ref-name="__RefNumPara__5454_1984073805">7</text:bookmark-ref></text:span><text:span text:style-name="T108"> </text:span>as your guide, fill in the remaining cells in <text:span text:style-name="T53"><text:sequence-ref text:reference-format="category-and-value" text:ref-name="refTable0">Table 1</text:sequence-ref></text:span><text:span text:style-name="T53"> for each function syntax.<text:line-break/></text:span><text:span text:style-name="T40">(n.b. Recall that demo‑cc.cc </text:span><text:span text:style-name="T41">is linked to file demo-c.c; </text:span><text:span text:style-name="T42">any changes </text:span><text:span text:style-name="T43">you make </text:span><text:span text:style-name="T41">to demo-c.c are also made to demo‑cc.cc</text:span><text:span text:style-name="T40">.)</text:span></text:p>
        </text:list-item>
      </text:list>
      <text:p text:style-name="P14"/>
      <text:p text:style-name="P55"># Hint</text:p>
      <text:p text:style-name="P54">$ <text:span text:style-name="T3">echo "int foo(const char *p) { </text:span><text:span text:style-name="T24">return 0; </text:span><text:span text:style-name="T3">}" &gt; demo-c.c</text:span></text:p>
      <text:p text:style-name="P54">$ <text:span text:style-name="T3">make</text:span></text:p>
      <text:p text:style-name="P12"/>
      <text:p text:style-name="P49">Table <text:sequence text:ref-name="refTable0" text:name="Table" text:formula="ooow:Table+1" style:num-format="1">1</text:sequence>: <text:s/><text:span text:style-name="T112">Your a</text:span>nswers for <text:span text:style-name="T54">question P1.1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9">Function Syntax</text:p>
          </table:table-cell>
          <table:table-cell table:style-name="Table1.A1" office:value-type="string">
            <text:p text:style-name="P110">demo-c.o</text:p>
          </table:table-cell>
          <table:table-cell table:style-name="Table1.C1" office:value-type="string">
            <text:p text:style-name="P111">demo-cc.o</text:p>
          </table:table-cell>
        </table:table-row>
        <table:table-row>
          <table:table-cell table:style-name="Table1.A5" office:value-type="string">
            <text:p text:style-name="P112">void foo() {}</text:p>
          </table:table-cell>
          <table:table-cell table:style-name="Table1.B2" office:value-type="string">
            <text:p text:style-name="P115">foo</text:p>
          </table:table-cell>
          <table:table-cell table:style-name="Table1.C2" office:value-type="string">
            <text:p text:style-name="P113">_<text:span text:style-name="T61">Z3foov</text:span></text:p>
          </table:table-cell>
        </table:table-row>
        <table:table-row>
          <table:table-cell table:style-name="Table1.A5" office:value-type="string">
            <text:p text:style-name="P112">int foo(const char *p) { <text:span text:style-name="T66">return 0; </text:span>}</text:p>
          </table:table-cell>
          <table:table-cell table:style-name="Table1.B3" office:value-type="string">
            <text:p text:style-name="P159">foo</text:p>
          </table:table-cell>
          <table:table-cell table:style-name="Table1.C3" office:value-type="string">
            <text:p text:style-name="P116">_<text:span text:style-name="T133">Z3fooPKc</text:span></text:p>
          </table:table-cell>
        </table:table-row>
        <table:table-row>
          <table:table-cell table:style-name="Table1.A5" office:value-type="string">
            <text:p text:style-name="P112">const char * foo(int I) { <text:span text:style-name="T66">return 0; </text:span>}</text:p>
          </table:table-cell>
          <table:table-cell table:style-name="Table1.B4" office:value-type="string">
            <text:p text:style-name="P159">foo</text:p>
          </table:table-cell>
          <table:table-cell table:style-name="Table1.C4" office:value-type="string">
            <text:p text:style-name="P116">_<text:span text:style-name="T133">Z3fooi</text:span></text:p>
          </table:table-cell>
        </table:table-row>
        <table:table-row>
          <table:table-cell table:style-name="Table1.A5" office:value-type="string">
            <text:p text:style-name="P112"><text:span text:style-name="T66">float</text:span> foo(double d) { <text:span text:style-name="T66">return 5.0F; </text:span>}</text:p>
          </table:table-cell>
          <table:table-cell table:style-name="Table1.B5" office:value-type="string">
            <text:p text:style-name="P159">Foo</text:p>
          </table:table-cell>
          <table:table-cell table:style-name="Table1.C5" office:value-type="string">
            <text:p text:style-name="P114">_<text:span text:style-name="T133">Z3food</text:span></text:p>
          </table:table-cell>
        </table:table-row>
      </table:table>
      <text:p text:style-name="P13"/>
      <text:list xml:id="list124028747631507" text:continue-numbering="true" text:style-name="L1">
        <text:list-item>
          <text:p text:style-name="P131"><text:span text:style-name="T44">Question </text:span><text:span text:style-name="T45">P1.</text:span><text:span text:style-name="T47">2. </text:span><text:span text:style-name="T50">(5 points</text:span><text:span text:style-name="T48">)</text:span> <text:s/><text:span text:style-name="T67">Is function foo’s return type identified by any of the symbol table symbols in </text:span><text:span text:style-name="T56"><text:sequence-ref text:reference-format="category-and-value" text:ref-name="refTable0">Table 1</text:sequence-ref></text:span><text:span text:style-name="T56"> </text:span><text:span text:style-name="T55">under the column headings “demo-c.o” and “demo-cc.o”</text:span><text:span text:style-name="T67">?</text:span></text:p>
        </text:list-item>
      </text:list>
      <text:p text:style-name="P132"/>
      <text:p text:style-name="P132"><text:tab/><text:span text:style-name="T133">No. The return type has no bearing on the function overload naming functionality in C++ files.</text:span></text:p>
      <text:list xml:id="list124028009369620" text:continue-numbering="true" text:style-name="L1">
        <text:list-header>
          <text:p text:style-name="P131"/>
        </text:list-header>
        <text:list-item>
          <text:p text:style-name="P133"><text:span text:style-name="T49">Q</text:span><text:span text:style-name="T44">uestion P1.3. </text:span><text:span text:style-name="T50">(5 points</text:span><text:span text:style-name="T44">)</text:span> <text:s/><text:span text:style-name="T68">In C++, does a function’s signature include the function’s return type? </text:span><text:span text:style-name="T37">(Hint: Research the topic “function signature” for the C++ programming language.)</text:span></text:p>
        </text:list-item>
      </text:list>
      <text:p text:style-name="P134"><text:span text:style-name="T37"/></text:p>
      <text:p text:style-name="P134"><text:span text:style-name="T37"><text:tab/></text:span><text:span text:style-name="T133">No it does not. The function’s signature only include the input variable types in C++.</text:span></text:p>
      <text:h text:style-name="P162" text:outline-level="1">Problem 2. <text:s/><text:span text:style-name="T69">Function Overloading</text:span></text:h>
      <text:list xml:id="list124028825880373" text:continue-list="list124028009369620" text:style-name="L1">
        <text:list-item text:start-value="1">
          <text:p text:style-name="P122">Using the command line below, make folder p2 your current working directory.</text:p>
        </text:list-item>
      </text:list>
      <text:p text:style-name="P40"/>
      <text:p text:style-name="P68">$ <text:span text:style-name="T3">cd ~/ece3220/hw/02/p2/</text:span></text:p>
      <text:p text:style-name="P15"/>
      <text:list xml:id="list124028183294774" text:continue-numbering="true" text:style-name="L1">
        <text:list-item>
          <text:p text:style-name="P135">Copy the <text:span text:style-name="T3">Makefile</text:span> from problem 1 into folder <text:span text:style-name="T114">p2</text:span>. <text:span text:style-name="T70">(See also </text:span><text:span text:style-name="T70"><text:sequence-ref text:reference-format="category-and-value" text:ref-name="refListing0">Listing 1</text:sequence-ref></text:span><text:span text:style-name="T70">.)</text:span></text:p>
        </text:list-item>
      </text:list>
      <text:p text:style-name="P20"/>
      <text:p text:style-name="P57">$ <text:span text:style-name="T3">c</text:span><text:span text:style-name="T25">p ../p1/Makefile .</text:span></text:p>
      <text:p text:style-name="P20"/>
      <text:list xml:id="list124027527174897" text:continue-numbering="true" text:style-name="L1">
        <text:list-item>
          <text:p text:style-name="P151"><text:soft-page-break/>Create a C++ source code file named <text:span text:style-name="T3">demo-cc.cc</text:span> whose contents are as shown in <text:sequence-ref text:reference-format="category-and-value" text:ref-name="refListing1">Listing 2</text:sequence-ref>. <text:s/><text:span text:style-name="T71">Notice that this C++ source code file has four functions named `foo’ whose function signatures are all different. This is referred to as “function overloading”.<text:line-break/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91">void foo() { }</text:p>
            <text:p text:style-name="P91">int foo(const char *p) { return 0; }</text:p>
            <text:p text:style-name="P91">const char * foo(int I) { return 0; }</text:p>
            <text:p text:style-name="P91">float foo(double d) { return 5.0F; }</text:p>
          </table:table-cell>
        </table:table-row>
      </table:table>
      <text:p text:style-name="Listing">Listing <text:sequence text:ref-name="refListing1" text:name="Listing" text:formula="ooow:Listing+1" style:num-format="1">2</text:sequence>: <text:s/><text:span text:style-name="T106">C++ s</text:span>ource code for file demo-cc.cc for Problem 2.</text:p>
      <text:p text:style-name="P22"/>
      <text:list xml:id="list124028222859902" text:continue-numbering="true" text:style-name="L1">
        <text:list-item>
          <text:p text:style-name="P137">Invoke <text:span text:style-name="T3">make</text:span> to create the object file <text:span text:style-name="T3">demo-cc.o</text:span> and display <text:span text:style-name="T73">its </text:span>symbol table.</text:p>
        </text:list-item>
      </text:list>
      <text:p text:style-name="P26"/>
      <text:p text:style-name="Command_20_Line">$ <text:span text:style-name="T3">make</text:span></text:p>
      <text:p text:style-name="P26"/>
      <text:list xml:id="list124029542667406" text:continue-numbering="true" text:style-name="L1">
        <text:list-item>
          <text:p text:style-name="P141">Create a <text:span text:style-name="T74">C source code file named </text:span><text:span text:style-name="T3">demo-c.c</text:span><text:span text:style-name="T75"> </text:span><text:span text:style-name="T76">whose contents are </text:span><text:span text:style-name="T77">exactly </text:span><text:span text:style-name="T76">the same as the C++ source code file </text:span><text:span text:style-name="T6">demo-cc.cc</text:span></text:p>
        </text:list-item>
      </text:list>
      <text:p text:style-name="P27"/>
      <text:p text:style-name="Command_20_Line">$ <text:span text:style-name="T3">cp demo-cc.cc demo-c.c</text:span></text:p>
      <text:p text:style-name="P27"/>
      <text:list xml:id="list124027628047737" text:continue-numbering="true" text:style-name="L1">
        <text:list-item>
          <text:p text:style-name="P154">Invoke <text:span text:style-name="T3">make</text:span> to create the object file <text:span text:style-name="T3">demo-c.o</text:span> and display its symbol table. <text:span text:style-name="T36">(Hint: This step will fail!)</text:span></text:p>
        </text:list-item>
      </text:list>
      <text:p text:style-name="P47"/>
      <text:p text:style-name="P65"><text:span text:style-name="T89">$ </text:span><text:span text:style-name="T7">make</text:span></text:p>
      <text:p text:style-name="P64">cc -std=c11 <text:s text:c="2"/>-c -o demo-c.o demo-c.c</text:p>
      <text:p text:style-name="P64">demo-c.c:2:5: error: conflicting types for 'foo'</text:p>
      <text:p text:style-name="P64"><text:s/>int foo(const char *p) { return 0; }</text:p>
      <text:p text:style-name="P64"><text:s text:c="5"/>^</text:p>
      <text:p text:style-name="P64"><text:span text:style-name="T126">(etc</text:span>...<text:span text:style-name="T126">)</text:span></text:p>
      <text:p text:style-name="P27"/>
      <text:list xml:id="list124028030187555" text:continue-numbering="true" text:style-name="L1">
        <text:list-item>
          <text:p text:style-name="P142"><text:span text:style-name="T44">Question 2.1. (5 points)</text:span> <text:s/><text:span text:style-name="T90">The contents of files </text:span><text:span text:style-name="T8">demo-cc.cc</text:span><text:span text:style-name="T90"> and </text:span><text:span text:style-name="T8">demo-c.c</text:span><text:span text:style-name="T90"> are identical. </text:span>Why does the C compiler gcc emit the error message “<text:span text:style-name="T3">demo-c.c:2:5: error: conflicting types for 'foo'</text:span>” <text:span text:style-name="T88">when it translates the </text:span>C source code <text:span text:style-name="T88">in file </text:span><text:span text:style-name="T3">demo-c.c</text:span>? <text:s/><text:span text:style-name="T88">Note that the C++ compiler g++ does not emit any error/waring messages as it successfully translates </text:span>the C++ source code <text:span text:style-name="T88">in </text:span>file <text:span text:style-name="T3">demo‑cc.cc</text:span><text:span text:style-name="T75"> </text:span><text:span text:style-name="T78">into the object file </text:span><text:span text:style-name="T9">demo-cc.o</text:span>. <text:span text:style-name="T36">(Hint: Look at the symbols for function foo in </text:span><text:span text:style-name="T36"><text:sequence-ref text:reference-format="category-and-value" text:ref-name="refTable0">Table 1</text:sequence-ref></text:span><text:span text:style-name="T36"> </text:span><text:span text:style-name="T38">for object files demo-c.o and demo-cc.o</text:span><text:span text:style-name="T36">.)</text:span></text:p>
        </text:list-item>
      </text:list>
      <text:p text:style-name="P19"/>
      <text:p text:style-name="P36"><text:tab/><text:span text:style-name="T133">Because the C compiler has no knowledge of the concept of name mangling because that functionality doesn’t exist in C. As far as the C compiler knows, the user is trying to declare 4 different functions all named foo which will cause a compiler error. In order to grab the appropriate function from the C++ file the extern constraint must be used.</text:span></text:p>
      <text:h text:style-name="P162" text:outline-level="1"><text:soft-page-break/>Problem 3. <text:s/><text:span text:style-name="T91">Calling Functions in a C Translation Unit from a C++ Translation Unit</text:span></text:h>
      <text:h text:style-name="Heading_20_2" text:outline-level="2">References</text:h>
      <text:p text:style-name="P50">[1]<text:tab/><text:span text:style-name="T36">Language Linkage</text:span> (cppreference.com)<text:line-break/><text:a xlink:type="simple" xlink:href="https://en.cppreference.com/w/cpp/language/language_linkage" text:style-name="Internet_20_link" text:visited-style-name="Visited_20_Internet_20_Link">https://en.cppreference.com/w/cpp/language/language_linkage</text:a></text:p>
      <text:p text:style-name="P51">[2]<text:tab/><text:span text:style-name="T36">Language Linkage (C++ Only)</text:span> (IBM.com)<text:line-break/><text:a xlink:type="simple" xlink:href="https://www.ibm.com/support/knowledgecenter/en/SSLTBW_2.3.0/com.ibm.zos.v2r3.cbclx01/cplr020.htm" text:style-name="Internet_20_link" text:visited-style-name="Visited_20_Internet_20_Link">https://www.ibm.com/support/knowledgecenter/en/SSLTBW_2.3.0/com.ibm.zos.v2r3.cbclx01/cplr020.htm</text:a> </text:p>
      <text:p text:style-name="P32"/>
      <text:list xml:id="list124027610853996" text:continue-list="list124028030187555" text:style-name="L1">
        <text:list-item text:start-value="1">
          <text:p text:style-name="P122">Using the command line below, make folder p3 your current working directory.</text:p>
        </text:list-item>
      </text:list>
      <text:p text:style-name="P42"/>
      <text:p text:style-name="P69">$ <text:span text:style-name="T3">cd ~/ece3220/hw/02/p3/</text:span></text:p>
      <text:p text:style-name="P16"/>
      <text:list xml:id="list124028275444564" text:continue-numbering="true" text:style-name="L1">
        <text:list-item>
          <text:p text:style-name="P125">Create a <text:span text:style-name="T3">Makefile</text:span> whose contents are as shown <text:span text:style-name="T94">in </text:span><text:span text:style-name="T94"><text:sequence-ref text:reference-format="category-and-value" text:ref-name="refListing2">Listing 3</text:sequence-ref></text:span>.</text:p>
        </text:list-item>
      </text:list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98">PROGRAM := demo</text:p>
            <text:p text:style-name="P98"/>
            <text:p text:style-name="P89">CSOURCES := $(wildcard *.c)</text:p>
            <text:p text:style-name="P106">CFLAGS := -std=c11</text:p>
            <text:p text:style-name="P89">COBJS := $(CSOURCES:.c=.o)</text:p>
            <text:p text:style-name="P89"/>
            <text:p text:style-name="P89">CXXSOURCES := $(wildcard *.cc)</text:p>
            <text:p text:style-name="P89">CXXFLAGS := -std=c++11</text:p>
            <text:p text:style-name="P89">CXXOBJS := $(C<text:span text:style-name="T98">XX</text:span>SOURCES:.cc=.o)</text:p>
            <text:p text:style-name="P89"/>
            <text:p text:style-name="P87">OBJS := <text:span text:style-name="T31">$(COBJS) $(CXXOBJS)</text:span></text:p>
            <text:p text:style-name="P87"/>
            <text:p text:style-name="P97">.<text:span text:style-name="T29">PHONY : all</text:span></text:p>
            <text:p text:style-name="P85"><text:span text:style-name="T32">all</text:span> : <text:span text:style-name="T94">$(PROGRAM)</text:span></text:p>
            <text:p text:style-name="P85"/>
            <text:p text:style-name="P100"># Note that I am using the C++ compiler $(CXX) to perform the linking step!</text:p>
            <text:p text:style-name="P98">$(PROGRAM) : $(OBJS)</text:p>
            <text:p text:style-name="P97"><text:span text:style-name="T29"><text:tab/></text:span>$(<text:span text:style-name="T107">CXX</text:span>) $(LDFLAGS) <text:span text:style-name="T100">-o $@ $^</text:span> $(LOADLIBES) $(LDLIBS)</text:p>
            <text:p text:style-name="P85"/>
            <text:p text:style-name="P97">.<text:span text:style-name="T27">PHONY : clean</text:span></text:p>
            <text:p text:style-name="P83">clean : ; rm -f <text:span text:style-name="T30">$(PROGRAM) $(OBJS)</text:span></text:p>
          </table:table-cell>
        </table:table-row>
      </table:table>
      <text:p text:style-name="P79">Listing <text:sequence text:ref-name="refListing2" text:name="Listing" text:formula="ooow:Listing+1" style:num-format="1">3</text:sequence>: Makefile source code <text:span text:style-name="T95">for </text:span>problem <text:span text:style-name="T94">3</text:span>.</text:p>
      <text:p text:style-name="P28"/>
      <text:list xml:id="list124028428528998" text:continue-numbering="true" text:style-name="L1">
        <text:list-item>
          <text:p text:style-name="P152"><text:soft-page-break/>Create a C++ source code file named <text:span text:style-name="T3">demo-cc.cc</text:span> whose contents are as shown in <text:sequence-ref text:reference-format="category-and-value" text:ref-name="refListing3">Listing 4</text:sequence-ref>.</text:p>
        </text:list-item>
      </text:list>
      <text:p text:style-name="P117"/>
      <table:table table:name="Table5" table:style-name="Table5">
        <table:table-column table:style-name="Table5.A"/>
        <table:table-row>
          <table:table-cell table:style-name="Table5.A1" office:value-type="string">
            <text:p text:style-name="P104">/* demo-cc.cc */</text:p>
            <text:p text:style-name="P104"/>
            <text:p text:style-name="P92">int main()</text:p>
            <text:p text:style-name="P92">{</text:p>
            <text:p text:style-name="P92"><text:tab/>foo(); <text:s/>// defined in <text:span text:style-name="T130">the C source </text:span>file demo-c.c</text:p>
            <text:p text:style-name="P99"><text:tab/>return 0;</text:p>
            <text:p text:style-name="P92">}</text:p>
          </table:table-cell>
        </table:table-row>
      </table:table>
      <text:p text:style-name="P77">Listing <text:sequence text:ref-name="refListing3" text:name="Listing" text:formula="ooow:Listing+1" style:num-format="1">4</text:sequence>: <text:s/><text:span text:style-name="T106">C++ s</text:span>ource code for file demo-cc.cc for Problem <text:span text:style-name="T92">3</text:span>.</text:p>
      <text:p text:style-name="P23"/>
      <text:list xml:id="list124029634143124" text:continue-numbering="true" text:style-name="L1">
        <text:list-item>
          <text:p text:style-name="P143">Create a C source code file named <text:span text:style-name="T3">demo-c.c</text:span> whose contents are as shown in <text:sequence-ref text:reference-format="category-and-value" text:ref-name="refListing4">Listing 5</text:sequence-ref>.</text:p>
        </text:list-item>
      </text:list>
      <text:p text:style-name="P24"/>
      <table:table table:name="Table6" table:style-name="Table6">
        <table:table-column table:style-name="Table6.A"/>
        <table:table-row>
          <table:table-cell table:style-name="Table6.A1" office:value-type="string">
            <text:p text:style-name="P103">/* demo-c.c */</text:p>
            <text:p text:style-name="P103"/>
            <text:p text:style-name="P95">#include &lt;stdio.h&gt;</text:p>
            <text:p text:style-name="P95"/>
            <text:p text:style-name="P95">void foo()</text:p>
            <text:p text:style-name="P93">{</text:p>
            <text:p text:style-name="P93"><text:tab/><text:span text:style-name="T93">printf("Hello, World!\n");</text:span></text:p>
            <text:p text:style-name="P93">}</text:p>
          </table:table-cell>
        </table:table-row>
      </table:table>
      <text:p text:style-name="P78">Listing <text:sequence text:ref-name="refListing4" text:name="Listing" text:formula="ooow:Listing+1" style:num-format="1">5</text:sequence>: <text:s/><text:span text:style-name="T106">C s</text:span>ource code for file demo-c.c for Problem <text:span text:style-name="T92">3</text:span>.</text:p>
      <text:p text:style-name="P24"/>
      <text:list xml:id="list124028896371104" text:continue-numbering="true" text:style-name="L1">
        <text:list-item>
          <text:p text:style-name="P138">Invoke <text:span text:style-name="T3">make</text:span> to <text:span text:style-name="T96">build the executable file </text:span><text:span text:style-name="T10">demo</text:span>. <text:span text:style-name="T39">(Hint: This step will fail!)</text:span></text:p>
        </text:list-item>
      </text:list>
      <text:p text:style-name="P29"/>
      <text:list xml:id="list124028232022336" text:continue-numbering="true" text:style-name="L1">
        <text:list-item>
          <text:p text:style-name="P144"><text:span text:style-name="T129">Question</text:span><text:span text:style-name="T127"> 3.1. (10 points)</text:span> <text:s/>Make the necessary changes to the C++ source code <text:span text:style-name="T99">in </text:span>file <text:span text:style-name="T3">demo‑cc.cc</text:span> so that you can successfully build <text:span text:style-name="T99">and execute the </text:span>program file <text:span text:style-name="T3">demo</text:span>. <text:span text:style-name="T99">Your solution must not modify the C source code in file </text:span><text:span text:style-name="T11">demo-c.c</text:span><text:span text:style-name="T99">, and function main() in C++ source file </text:span><text:span text:style-name="T11">demo‑cc.cc</text:span><text:span text:style-name="T99"> must directly invoke function </text:span><text:span text:style-name="T11">foo()</text:span><text:span text:style-name="T99"> located in the C source code file </text:span><text:span text:style-name="T11">demo-c.c</text:span><text:span text:style-name="T99">.</text:span></text:p>
        </text:list-item>
      </text:list>
      <text:p text:style-name="P146"/>
      <text:p text:style-name="P146"><text:tab/><text:span text:style-name="T133">DONE</text:span></text:p>
      <text:h text:style-name="P163" text:outline-level="1">Problem 4. <text:s/><text:span text:style-name="T91">Calling Functions in a C</text:span>++<text:span text:style-name="T91"> Translation Unit from a C Translation Unit</text:span></text:h>
      <text:p text:style-name="P31">See also the “References” section from Problem 3.</text:p>
      <text:p text:style-name="P30"/>
      <text:list xml:id="list124028455118375" text:continue-list="list124028232022336" text:style-name="L1">
        <text:list-item text:start-value="1">
          <text:p text:style-name="P122">Using the command line below, make folder p4 your current working directory.</text:p>
        </text:list-item>
      </text:list>
      <text:p text:style-name="P43"/>
      <text:p text:style-name="P70">$ <text:span text:style-name="T3">cd ~/ece3220/hw/02/p4/</text:span></text:p>
      <text:p text:style-name="P17"/>
      <text:list xml:id="list124029427857693" text:continue-numbering="true" text:style-name="L1">
        <text:list-item>
          <text:p text:style-name="P136">Copy the <text:span text:style-name="T3">Makefile</text:span> from problem <text:span text:style-name="T101">3</text:span> into folder <text:span text:style-name="T115">p4</text:span>. <text:span text:style-name="T70">(See also </text:span><text:span text:style-name="T70"><text:sequence-ref text:reference-format="category-and-value" text:ref-name="refListing0">Listing 1</text:sequence-ref></text:span><text:span text:style-name="T70">.)</text:span></text:p>
        </text:list-item>
      </text:list>
      <text:p text:style-name="P21"/>
      <text:p text:style-name="P58">$ <text:span text:style-name="T3">c</text:span><text:span text:style-name="T25">p ../p3/Makefile .</text:span></text:p>
      <text:p text:style-name="P21"/>
      <text:p text:style-name="P25"><text:soft-page-break/></text:p>
      <text:list xml:id="list124027643439195" text:continue-numbering="true" text:style-name="L1">
        <text:list-item>
          <text:p text:style-name="P157">Create a C source code file named <text:span text:style-name="T3">demo-c.c</text:span> whose contents are as shown in <text:sequence-ref text:reference-format="category-and-value" text:ref-name="refListing5">Listing 6</text:sequence-ref>.</text:p>
        </text:list-item>
      </text:list>
      <text:p text:style-name="P25"/>
      <table:table table:name="Table9" table:style-name="Table9">
        <table:table-column table:style-name="Table9.A"/>
        <table:table-row>
          <table:table-cell table:style-name="Table9.A1" office:value-type="string">
            <text:p text:style-name="P101">/* demo-c.c */</text:p>
            <text:p text:style-name="P101"/>
            <text:p text:style-name="P94">int main()</text:p>
            <text:p text:style-name="P94">{</text:p>
            <text:p text:style-name="P94"><text:tab/>foo(); <text:s/>// defined in <text:span text:style-name="T130">the C++ source </text:span>file demo-<text:span text:style-name="T102">c</text:span>c.<text:span text:style-name="T102">c</text:span>c</text:p>
            <text:p text:style-name="P94"><text:tab/><text:span text:style-name="T102">return 0;</text:span></text:p>
            <text:p text:style-name="P94">}</text:p>
          </table:table-cell>
        </table:table-row>
      </table:table>
      <text:p text:style-name="P80">Listing <text:sequence text:ref-name="refListing5" text:name="Listing" text:formula="ooow:Listing+1" style:num-format="1">6</text:sequence>: <text:s/><text:span text:style-name="T105">C source</text:span> code for file demo-c.c for Problem <text:span text:style-name="T103">4</text:span>.</text:p>
      <text:p text:style-name="P25"/>
      <text:list xml:id="list124028735178161" text:continue-numbering="true" text:style-name="L1">
        <text:list-item>
          <text:p text:style-name="P153">Create a C<text:span text:style-name="T104">++</text:span> source code file named <text:span text:style-name="T3">demo-c</text:span><text:span text:style-name="T12">c</text:span><text:span text:style-name="T3">.c</text:span><text:span text:style-name="T12">c</text:span> whose contents are as shown in <text:sequence-ref text:reference-format="category-and-value" text:ref-name="refListing6">Listing 7</text:sequence-ref>.</text:p>
        </text:list-item>
      </text:list>
      <text:p text:style-name="P48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2">/* demo-c<text:span text:style-name="T104">c</text:span>.<text:span text:style-name="T104">c</text:span>c */</text:p>
            <text:p text:style-name="P102"/>
            <text:p text:style-name="P96">#include &lt;<text:span text:style-name="T104">iostream</text:span>&gt;</text:p>
            <text:p text:style-name="P96"/>
            <text:p text:style-name="P96">void foo()</text:p>
            <text:p text:style-name="P94">{</text:p>
            <text:p text:style-name="P94"><text:tab/><text:span text:style-name="T104">std::cout &lt;&lt; "Hello, World!" &lt;&lt; std::endl;</text:span></text:p>
            <text:p text:style-name="P94">}</text:p>
          </table:table-cell>
        </table:table-row>
      </table:table>
      <text:p text:style-name="P80">Listing <text:sequence text:ref-name="refListing6" text:name="Listing" text:formula="ooow:Listing+1" style:num-format="1">7</text:sequence>: <text:s/><text:span text:style-name="T105">C++ s</text:span>ource code for file demo-c<text:span text:style-name="T103">c</text:span>.<text:span text:style-name="T103">c</text:span>c for Problem <text:span text:style-name="T103">4</text:span>.</text:p>
      <text:p text:style-name="P25"/>
      <text:list xml:id="list124027974783796" text:continue-numbering="true" text:style-name="L1">
        <text:list-item>
          <text:p text:style-name="P139">Invoke <text:span text:style-name="T3">make</text:span> to <text:span text:style-name="T96">build the executable file </text:span><text:span text:style-name="T10">demo</text:span>. <text:span text:style-name="T39">(Hint: This step will fail!)</text:span></text:p>
          <text:p text:style-name="P130"/>
        </text:list-item>
        <text:list-item>
          <text:p text:style-name="P145"><text:span text:style-name="T129">Question</text:span><text:span text:style-name="T127"> </text:span><text:span text:style-name="T128">4</text:span><text:span text:style-name="T127">.1. (1</text:span><text:span text:style-name="T128">0</text:span><text:span text:style-name="T127"> points)</text:span> <text:s/>Make the necessary changes to the source code <text:span text:style-name="T99">in </text:span>file<text:span text:style-name="T113">s</text:span> <text:span text:style-name="T3">demo‑c.c</text:span> <text:span text:style-name="T113">and </text:span><text:span text:style-name="T13">demo‑cc.cc</text:span><text:span text:style-name="T113"> </text:span>so that you can successfully build <text:span text:style-name="T99">and execute the </text:span>program file <text:span text:style-name="T3">demo</text:span>. <text:span text:style-name="T99">Your solution must not modify function main() in file </text:span><text:span text:style-name="T11">demo-c.c</text:span><text:span text:style-name="T99"> nor function foo() in file </text:span><text:span text:style-name="T11">demo‑cc.cc</text:span><text:span text:style-name="T99">, and function main() in file </text:span><text:span text:style-name="T11">demo-c.c</text:span><text:span text:style-name="T99"> must invoke function foo() in file </text:span><text:span text:style-name="T11">demo-cc.cc</text:span><text:span text:style-name="T99">.</text:span></text:p>
        </text:list-item>
      </text:list>
      <text:p text:style-name="P147"/>
      <text:p text:style-name="P147"><text:tab/><text:span text:style-name="T133">DONE.</text:span></text:p>
      <text:h text:style-name="Heading_20_1" text:outline-level="1">Homework Deliverable</text:h>
      <text:list xml:id="list124029684625488" text:continue-list="list124027974783796" text:style-name="L1">
        <text:list-item text:start-value="1">
          <text:p text:style-name="P155"><text:span text:style-name="T28">Using the command line below, make folder </text:span><text:span text:style-name="T16">~/ece3220/hw/02/</text:span><text:span text:style-name="T28"> your current working directory.<text:line-break/></text:span></text:p>
        </text:list-item>
      </text:list>
      <text:p text:style-name="P71"><text:span text:style-name="T2">$ </text:span><text:span text:style-name="T4">cd ~/ece3220/hw/02/</text:span></text:p>
      <text:p text:style-name="P18"/>
      <text:list xml:id="list124027912692353" text:continue-numbering="true" text:style-name="L1">
        <text:list-item>
          <text:p text:style-name="P148">Ensure this <text:span text:style-name="T119">handout </text:span>file <text:span text:style-name="T119">(ece3220-hw02-handout.odt)</text:span> with your written answers inside it is stored in the folder <text:span text:style-name="T3">~/ece3220/hw/02/</text:span>.</text:p>
        </text:list-item>
      </text:list>
      <text:p text:style-name="P33"/>
      <text:p text:style-name="P59"><text:span text:style-name="T2">$ </text:span><text:span text:style-name="T4">ls</text:span></text:p>
      <text:p text:style-name="P61"><text:span text:style-name="T120">ece3220-hw02-handout.odt</text:span> <text:s/>Makefile <text:s/>p1 <text:s/>p2 <text:s/>p3 <text:s/>p4</text:p>
      <text:p text:style-name="P33"/>
      <text:p text:style-name="P9"/>
      <text:list xml:id="list124028646088003" text:continue-numbering="true" text:style-name="L1">
        <text:list-item>
          <text:p text:style-name="P158">Create a <text:span text:style-name="T3">Makefile</text:span> whose contents are <text:span text:style-name="T124">exactly </text:span>as shown <text:span text:style-name="T94">in </text:span><text:span text:style-name="T94"><text:sequence-ref text:reference-format="category-and-value" text:ref-name="refListing7">Listing 8</text:sequence-ref></text:span>.</text:p>
        </text:list-item>
      </text:list>
      <text:p text:style-name="P9"/>
      <table:table table:name="Table8" table:style-name="Table8">
        <table:table-column table:style-name="Table8.A"/>
        <table:table-row>
          <table:table-cell table:style-name="Table8.A1" office:value-type="string">
            <text:p text:style-name="P107">COURSE <text:s text:c="7"/>:= ece3220</text:p>
            <text:p text:style-name="P107">CATEGORY <text:s text:c="5"/>:= hw</text:p>
            <text:p text:style-name="P107">ASSIGNMENT_ID := 02</text:p>
            <text:p text:style-name="P107">ASSIGNMENT <text:s text:c="3"/>:= $(COURSE)-$(CATEGORY)$(ASSIGNMENT_ID)</text:p>
            <text:p text:style-name="P107">USER_MODULE <text:s text:c="2"/>:= $(ASSIGNMENT)-$(USER)</text:p>
            <text:p text:style-name="P107">DELIVERABLE<text:tab/> <text:s/>:= $(USER_MODULE).tar.gz</text:p>
            <text:p text:style-name="P107"/>
            <text:p text:style-name="P107">HANDOUT := $(ASSIGNMENT)-handout.odt</text:p>
            <text:p text:style-name="P107">CWD := $(notdir $(PWD))</text:p>
            <text:p text:style-name="P107">SUBDIRS := $(shell find . -mindepth 1 -type d)</text:p>
            <text:p text:style-name="P107"/>
            <text:p text:style-name="P107">.PHONY : dist</text:p>
            <text:p text:style-name="P107">dist : $(DELIVERABLE)</text:p>
            <text:p text:style-name="P107"/>
            <text:p text:style-name="P107">$(DELIVERABLE) : check clean</text:p>
            <text:p text:style-name="P107"><text:tab/>tar -czf ../$@ -C .. $(CWD) --transform="s:^$(CWD):$(USER_MODULE):" \</text:p>
            <text:p text:style-name="P108"><text:tab/><text:tab/>--exclude=.*.swp <text:s/>--exclude=.~lock.*.odt\#</text:p>
            <text:p text:style-name="P107"><text:tab/>mv ../$@ .</text:p>
            <text:p text:style-name="P107"/>
            <text:p text:style-name="P107">.PHONY : check</text:p>
            <text:p text:style-name="P107">check :</text:p>
            <text:p text:style-name="P107"><text:tab/>@if ! [ -f $(HANDOUT) ]; then \</text:p>
            <text:p text:style-name="P107"><text:tab/><text:tab/>&gt;&amp;2 echo "Required file '$(HANDOUT)' is missing. Aborting..."; \</text:p>
            <text:p text:style-name="P107"><text:tab/><text:tab/>exit 1; \</text:p>
            <text:p text:style-name="P107"><text:tab/>fi</text:p>
            <text:p text:style-name="P107"/>
            <text:p text:style-name="P107">.PHONY : clean</text:p>
            <text:p text:style-name="P107">clean :</text:p>
            <text:p text:style-name="P107"><text:tab/>-rm -f $(DELIVERABLE)</text:p>
            <text:p text:style-name="P107"><text:tab/>@for m in $(SUBDIRS); do \</text:p>
            <text:p text:style-name="P107"><text:tab/><text:tab/>if [ -d "$$m" ] &amp;&amp; [ -f "$$m/Makefile" ]; then \</text:p>
            <text:p text:style-name="P107"><text:tab/><text:tab/><text:tab/>$(MAKE) -s -k -C $$m $@; \</text:p>
            <text:p text:style-name="P107"><text:tab/><text:tab/>fi; \</text:p>
            <text:p text:style-name="P107"><text:tab/>done</text:p>
          </table:table-cell>
        </table:table-row>
      </table:table>
      <text:p text:style-name="P81">Listing <text:sequence text:ref-name="refListing7" text:name="Listing" text:formula="ooow:Listing+1" style:num-format="1">8</text:sequence>: Makefile source code <text:span text:style-name="T95">for </text:span>problem <text:span text:style-name="T94">3</text:span>.</text:p>
      <text:p text:style-name="P34"/>
      <text:list xml:id="list124029325781785" text:continue-numbering="true" text:style-name="L1">
        <text:list-item>
          <text:p text:style-name="P140">Invoke <text:span text:style-name="T3">make</text:span> to <text:span text:style-name="T96">build the deliverable tarball file </text:span><text:span text:style-name="T17">ece3220-hw02-${USER}.tar.gz</text:span><text:span text:style-name="T82"> where </text:span><text:span text:style-name="T83">$</text:span><text:span text:style-name="T84">⁠</text:span><text:span text:style-name="T82">{USER} is your username (</text:span><text:span text:style-name="T85">i.e., </text:span><text:span text:style-name="T82">your pawprint)</text:span>.<text:line-break/></text:p>
        </text:list-item>
      </text:list>
      <text:p text:style-name="P60"><text:span text:style-name="T2">$ </text:span><text:span text:style-name="T17">make</text:span></text:p>
      <text:p text:style-name="P61">rm -f ece3220-hw02-${USER}.tar.gz</text:p>
      <text:p text:style-name="P61">tar -czf ../ece3220-hw02-${USER}.tar.gz -C .. 02 \</text:p>
      <text:p text:style-name="P61"><text:s text:c="8"/>--transform="s:^02:ece3220-hw02-${USER}:" \</text:p>
      <text:p text:style-name="P61"><text:s text:c="8"/>--exclude=.*.swp \</text:p>
      <text:p text:style-name="P61"><text:s text:c="8"/>--exclude=.~lock.*.odt\#</text:p>
      <text:p text:style-name="P61">mv ../ece3220-hw02-${USER}.tar.gz .</text:p>
      <text:p text:style-name="P61"/>
      <text:p text:style-name="P62">$ <text:span text:style-name="T3">ls</text:span></text:p>
      <text:p text:style-name="P63"><text:span text:style-name="T121">ece3220-hw02-</text:span><text:span text:style-name="T122">${USER}</text:span><text:span text:style-name="T121">.tar.gz</text:span><text:span text:style-name="T75"> <text:s/>ece3220-hw02-handout.odt <text:s/>Makefile <text:s/>p1 <text:s/>p2 <text:s/>p3 <text:s/>p4</text:span></text:p>
      <text:p text:style-name="P37"/>
      <text:p text:style-name="P37"/>
      <text:p text:style-name="P118">$ <text:span text:style-name="T26">tar tf ece3220-hw02-${USER}.tar.gz</text:span></text:p>
      <text:p text:style-name="P75">ece3220-hw02-${USER}/</text:p>
      <text:p text:style-name="P75">ece3220-hw02-${USER}/p1/</text:p>
      <text:p text:style-name="P75">ece3220-hw02-${USER}/p1/demo-c.c</text:p>
      <text:p text:style-name="P75">ece3220-hw02-${USER}/p1/demo-cc.cc</text:p>
      <text:p text:style-name="P75">ece3220-hw02-${USER}/p1/Makefile</text:p>
      <text:p text:style-name="P75">ece3220-hw02-${USER}/p2/</text:p>
      <text:p text:style-name="P75">ece3220-hw02-${USER}/p2/demo-cc.cc</text:p>
      <text:p text:style-name="P75">ece3220-hw02-${USER}/p2/demo-c.c</text:p>
      <text:p text:style-name="P75">ece3220-hw02-${USER}/p2/Makefile</text:p>
      <text:p text:style-name="P75">ece3220-hw02-${USER}/p3/</text:p>
      <text:p text:style-name="P75">ece3220-hw02-${USER}/p3/Makefile</text:p>
      <text:p text:style-name="P75">ece3220-hw02-${USER}/p3/demo-c.c</text:p>
      <text:p text:style-name="P75">ece3220-hw02-${USER}/p3/demo-cc.cc</text:p>
      <text:p text:style-name="P75">ece3220-hw02-${USER}/p4/</text:p>
      <text:p text:style-name="P75">ece3220-hw02-${USER}/p4/Makefile</text:p>
      <text:p text:style-name="P75">ece3220-hw02-${USER}/p4/demo-c.c</text:p>
      <text:p text:style-name="P75">ece3220-hw02-${USER}/p4/demo-cc.cc</text:p>
      <text:p text:style-name="P75">ece3220-hw02-${USER}/ece3220-hw02-handout.odt</text:p>
      <text:p text:style-name="P75">ece3220-hw02-${USER}/Makefile</text:p>
      <text:p text:style-name="P75"/>
      <text:p text:style-name="P75"/>
      <text:p text:style-name="P76">$ <text:span text:style-name="T3">tree</text:span></text:p>
      <text:p text:style-name="P76">.</text:p>
      <text:p text:style-name="P76">|-- <text:span text:style-name="T120">ece3220-hw02-</text:span><text:span text:style-name="T123">${USER}</text:span><text:span text:style-name="T120">.tar.gz <text:s text:c="3"/># &lt;- Upload this file only</text:span></text:p>
      <text:p text:style-name="P76">|-- ece3220-hw02-handout.odt</text:p>
      <text:p text:style-name="P76">|-- Makefile</text:p>
      <text:p text:style-name="P76">|-- <text:span text:style-name="T131">p1</text:span></text:p>
      <text:p text:style-name="P76">| <text:s text:c="2"/>|-- demo-c.c</text:p>
      <text:p text:style-name="P76">| <text:s text:c="2"/>|-- <text:span text:style-name="T132">demo-cc.cc</text:span> -&gt; demo-c.c</text:p>
      <text:p text:style-name="P76">| <text:s text:c="2"/>`-- Makefile</text:p>
      <text:p text:style-name="P76">|-- <text:span text:style-name="T131">p2</text:span></text:p>
      <text:p text:style-name="P76">| <text:s text:c="2"/>|-- demo-c.c</text:p>
      <text:p text:style-name="P76">| <text:s text:c="2"/>|-- demo-cc.cc</text:p>
      <text:p text:style-name="P76">| <text:s text:c="2"/>`-- Makefile</text:p>
      <text:p text:style-name="P76">|-- <text:span text:style-name="T131">p3</text:span></text:p>
      <text:p text:style-name="P76">| <text:s text:c="2"/>|-- demo-c.c</text:p>
      <text:p text:style-name="P76">| <text:s text:c="2"/>|-- demo-cc.cc</text:p>
      <text:p text:style-name="P76">| <text:s text:c="2"/>`-- Makefile</text:p>
      <text:p text:style-name="P76">`-- <text:span text:style-name="T131">p4</text:span></text:p>
      <text:p text:style-name="P76"><text:s text:c="4"/>|-- demo-c.c</text:p>
      <text:p text:style-name="P76"><text:s text:c="4"/>|-- demo-cc.cc</text:p>
      <text:p text:style-name="P76"><text:s text:c="4"/>`-- Makefile</text:p>
      <text:p text:style-name="P76"/>
      <text:p text:style-name="P76">4 directories, 15 files</text:p>
      <text:p text:style-name="P76"/>
      <text:p text:style-name="P38"/>
      <text:list xml:id="list124028449727212" text:continue-numbering="true" text:style-name="L1">
        <text:list-item>
          <text:p text:style-name="P149"><text:span text:style-name="T125">Using the SUBMIT ASSIGNMENT link provided with this assignment on Canvas, u</text:span>pload a copy of your <text:span text:style-name="T125">tarball file </text:span><text:span text:style-name="T18">ece3220-hw02-${USER}.tar.gz</text:span><text:span text:style-name="T125"> for grading.</text:span></text:p>
        </text:list-item>
      </text:list>
      <text:p text:style-name="P35"/>
      <text:p text:style-name="P45">Done!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and_20_Line" style:display-name="Command Line" style:family="paragraph" style:parent-style-name="Preformatted_20_Text">
      <loext:graphic-properties draw:fill="solid" draw:fill-color="#dddddd"/>
      <style:paragraph-properties fo:background-color="#dddddd" style:shadow="none" style:writing-mode="page"/>
    </style:style>
    <style:style style:name="Source_20_Code" style:display-name="Source Code" style:family="paragraph" style:parent-style-name="Preformatted_20_Text" style:master-page-name="">
      <loext:graphic-properties draw:fill="solid" draw:fill-color="#cce4f0"/>
      <style:paragraph-properties style:page-number="auto" fo:background-color="#cce4f0" style:writing-mode="page"/>
      <style:text-properties fo:font-size="9pt" style:font-weight-asian="normal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ing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bc461" officeooo:paragraph-rsid="004bc461"/>
    </style:style>
    <style:style style:name="MP2" style:family="paragraph" style:parent-style-name="Footer">
      <style:text-properties officeooo:rsid="004d8862" officeooo:paragraph-rsid="004d8862"/>
    </style:style>
    <style:style style:name="MT1" style:family="text">
      <style:text-properties officeooo:rsid="004cde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10121" number:language="en" number:country="US" number:title="User-defined">
      <number:year number:style="long"/>
    </number:date-style>
  </office:automatic-styles>
  <office:master-styles>
    <style:master-page style:name="Standard" style:page-layout-name="Mpm1">
      <style:header>
        <text:p text:style-name="MP1">ECE 3220 – Homework #2</text:p>
        <text:p text:style-name="MP1">C/C++ <text:span text:style-name="MT1">Language </text:span>Linkage</text:p>
      </style:header>
      <style:footer>
        <text:p text:style-name="MP2">© <text:date style:data-style-name="N10121" text:date-value="2019-09-09T12:40:27.457147417">2019</text:date> James D. Fischer, All rights reserve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2:29:30.576785073</meta:creation-date>
    <meta:editing-duration>PT10M55S</meta:editing-duration>
    <meta:editing-cycles>4</meta:editing-cycles>
    <meta:generator>LibreOffice/5.1.6.2$Linux_X86_64 LibreOffice_project/10m0$Build-2</meta:generator>
    <dc:date>2019-09-09T12:40:27.428855128</dc:date>
    <meta:document-statistic meta:table-count="10" meta:image-count="0" meta:object-count="0" meta:page-count="10" meta:paragraph-count="250" meta:word-count="1898" meta:character-count="12045" meta:non-whitespace-character-count="10273"/>
  </office:meta>
</office:document-meta>
</file>